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7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6" style:family="table-cell" style:parent-style-name="Default" style:data-style-name="N114">
      <style:table-cell-properties style:rotation-angle="0"/>
    </style:style>
    <style:style style:name="ce11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14" style:family="table-cell" style:parent-style-name="Default" style:data-style-name="N114">
      <style:table-cell-properties fo:wrap-option="wrap" style:rotation-angle="0" style:vertical-align="middle"/>
    </style:style>
    <style:style style:name="ce115" style:family="table-cell" style:parent-style-name="Default">
      <style:table-cell-properties fo:wrap-option="wrap" style:vertical-align="middle"/>
    </style:style>
    <style:style style:name="ce116" style:family="table-cell" style:parent-style-name="Default" style:data-style-name="N113">
      <style:table-cell-properties fo:wrap-option="wrap" style:rotation-angle="0" style:vertical-align="middle"/>
    </style:style>
    <style:style style:name="ce117" style:family="table-cell" style:parent-style-name="Default">
      <style:table-cell-properties fo:wrap-option="wrap" style:rotation-angle="0" style:vertical-align="middle"/>
    </style:style>
    <style:style style:name="ce11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wrap-option="wrap" fo:border="0.06pt solid #000000" style:vertical-align="middle"/>
    </style:style>
    <style:style style:name="ce12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3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2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3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3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4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4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4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4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4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46" style:family="table-cell" style:parent-style-name="Default" style:data-style-name="N114">
      <style:table-cell-properties style:rotation-angle="0"/>
    </style:style>
    <style:style style:name="ce147" style:family="table-cell" style:parent-style-name="Default" style:data-style-name="N113">
      <style:table-cell-properties style:rotation-angle="0"/>
    </style:style>
    <style:style style:name="ce148" style:family="table-cell" style:parent-style-name="Default">
      <style:table-cell-properties style:rotation-angle="0"/>
    </style:style>
    <style:style style:name="ce14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15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5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15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5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15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15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15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62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6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6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66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7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68" style:family="table-cell" style:parent-style-name="Default">
      <style:table-cell-properties fo:wrap-option="wrap"/>
    </style:style>
    <style:style style:name="ce169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115"/>
        <table:table-column table:style-name="co2" table:default-cell-style-name="ce134"/>
        <table:table-column table:style-name="co3" table:number-columns-repeated="38" table:default-cell-style-name="ce134"/>
        <table:table-column table:style-name="co4" table:number-columns-repeated="7" table:default-cell-style-name="ce134"/>
        <table:table-column table:style-name="co4" table:number-columns-repeated="975" table:default-cell-style-name="Default"/>
        <table:table-row table:style-name="ro1">
          <table:table-cell table:style-name="ce113" table:number-columns-repeated="2"/>
          <table:table-cell table:style-name="ce123" office:value-type="string" calcext:value-type="string">
            <text:p>Web</text:p>
          </table:table-cell>
          <table:table-cell table:style-name="ce123"/>
          <table:table-cell table:style-name="ce123" office:value-type="string" calcext:value-type="string" table:number-columns-spanned="4" table:number-rows-spanned="1">
            <text:p>Phot</text:p>
          </table:table-cell>
          <table:covered-table-cell table:number-columns-repeated="3" table:style-name="ce123"/>
          <table:table-cell table:style-name="ce123" office:value-type="string" calcext:value-type="string">
            <text:p>SIE</text:p>
          </table:table-cell>
          <table:table-cell table:style-name="ce123" office:value-type="string" calcext:value-type="string" table:number-columns-spanned="4" table:number-rows-spanned="1">
            <text:p>Loc</text:p>
          </table:table-cell>
          <table:covered-table-cell table:number-columns-repeated="3" table:style-name="ce123"/>
          <table:table-cell table:style-name="ce123" office:value-type="string" calcext:value-type="string" table:number-columns-spanned="3" table:number-rows-spanned="1">
            <text:p>Donn</text:p>
          </table:table-cell>
          <table:covered-table-cell table:number-columns-repeated="2" table:style-name="ce123"/>
          <table:table-cell table:style-name="ce123" office:value-type="string" calcext:value-type="string" table:number-columns-spanned="3" table:number-rows-spanned="1">
            <text:p>Web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ResSoc</text:p>
          </table:table-cell>
          <table:covered-table-cell table:number-columns-repeated="3" table:style-name="ce123"/>
          <table:table-cell table:style-name="ce123" table:number-columns-repeated="2"/>
          <table:table-cell table:style-name="ce123" office:value-type="string" calcext:value-type="string">
            <text:p>SIE</text:p>
          </table:table-cell>
          <table:table-cell table:style-name="ce123" table:number-columns-repeated="8"/>
          <table:table-cell table:style-name="ce123" table:number-columns-spanned="5" table:number-rows-spanned="1"/>
          <table:covered-table-cell table:number-columns-repeated="4" table:style-name="ce123"/>
          <table:table-cell table:style-name="ce123"/>
          <table:table-cell table:style-name="ce123" table:number-columns-spanned="3" table:number-rows-spanned="1"/>
          <table:covered-table-cell table:number-columns-repeated="2" table:style-name="ce123"/>
          <table:table-cell table:style-name="ce123" table:number-columns-spanned="2" table:number-rows-spanned="1"/>
          <table:covered-table-cell table:style-name="ce123"/>
          <table:table-cell table:style-name="ce123" table:number-columns-spanned="3" table:number-rows-spanned="1"/>
          <table:covered-table-cell table:number-columns-repeated="2" table:style-name="ce123"/>
          <table:table-cell table:style-name="ce140" table:number-columns-repeated="40"/>
          <table:table-cell table:style-name="ce145" table:number-columns-repeated="935"/>
        </table:table-row>
        <table:table-row table:style-name="ro1">
          <table:table-cell table:style-name="ce114" table:number-columns-repeated="2"/>
          <table:table-cell table:style-name="ce124" office:value-type="float" office:value="1" calcext:value-type="float">
            <text:p>01</text:p>
          </table:table-cell>
          <table:table-cell table:style-name="ce124"/>
          <table:table-cell table:style-name="ce124" office:value-type="float" office:value="1" calcext:value-type="float">
            <text:p>01</text:p>
          </table:table-cell>
          <table:table-cell table:style-name="ce124" office:value-type="float" office:value="2" calcext:value-type="float">
            <text:p>02</text:p>
          </table:table-cell>
          <table:table-cell table:style-name="ce124" office:value-type="float" office:value="3" calcext:value-type="float">
            <text:p>03</text:p>
          </table:table-cell>
          <table:table-cell table:style-name="ce124" office:value-type="string" calcext:value-type="string">
            <text:p>Eval 01</text:p>
          </table:table-cell>
          <table:table-cell table:number-columns-repeated="2" table:style-name="ce124" office:value-type="float" office:value="1" calcext:value-type="float">
            <text:p>01</text:p>
          </table:table-cell>
          <table:table-cell table:style-name="ce124" office:value-type="float" office:value="2" calcext:value-type="float">
            <text:p>02</text:p>
          </table:table-cell>
          <table:table-cell table:style-name="ce124" office:value-type="string" calcext:value-type="string">
            <text:p>Eval 02</text:p>
          </table:table-cell>
          <table:table-cell table:style-name="ce124" office:value-type="string" calcext:value-type="string">
            <text:p>Eval 03</text:p>
          </table:table-cell>
          <table:table-cell table:style-name="ce124" office:value-type="float" office:value="1" calcext:value-type="float">
            <text:p>01</text:p>
          </table:table-cell>
          <table:table-cell table:style-name="ce124" office:value-type="float" office:value="2" calcext:value-type="float">
            <text:p>02</text:p>
          </table:table-cell>
          <table:table-cell table:style-name="ce124" office:value-type="string" calcext:value-type="string">
            <text:p>Eval 04</text:p>
          </table:table-cell>
          <table:table-cell table:style-name="ce124" office:value-type="float" office:value="1" calcext:value-type="float">
            <text:p>01</text:p>
          </table:table-cell>
          <table:table-cell table:style-name="ce124" office:value-type="float" office:value="2" calcext:value-type="float">
            <text:p>02</text:p>
          </table:table-cell>
          <table:table-cell table:style-name="ce124" office:value-type="float" office:value="3" calcext:value-type="float">
            <text:p>03</text:p>
          </table:table-cell>
          <table:table-cell table:style-name="ce124" office:value-type="float" office:value="1" calcext:value-type="float">
            <text:p>01</text:p>
          </table:table-cell>
          <table:table-cell table:style-name="ce124" office:value-type="float" office:value="2" calcext:value-type="float">
            <text:p>02</text:p>
          </table:table-cell>
          <table:table-cell table:style-name="ce124" office:value-type="string" calcext:value-type="string">
            <text:p>Eval 05</text:p>
          </table:table-cell>
          <table:table-cell table:style-name="ce124" office:value-type="float" office:value="3" calcext:value-type="float">
            <text:p>03</text:p>
          </table:table-cell>
          <table:table-cell table:style-name="ce124" table:number-columns-repeated="25"/>
          <table:table-cell table:style-name="ce141" table:number-columns-repeated="40"/>
          <table:table-cell table:style-name="ce146" table:number-columns-repeated="935"/>
        </table:table-row>
        <table:table-row table:style-name="ro2">
          <table:table-cell table:number-columns-repeated="2"/>
          <table:table-cell table:style-name="ce125" office:value-type="string" calcext:value-type="string">
            <text:p>Outils numériques</text:p>
          </table:table-cell>
          <table:table-cell table:style-name="ce125" office:value-type="string" calcext:value-type="string">
            <text:p>PIX : Développer des documents multimedia</text:p>
          </table:table-cell>
          <table:table-cell table:style-name="ce125" office:value-type="string" calcext:value-type="string">
            <text:p>Image numérique</text:p>
          </table:table-cell>
          <table:table-cell table:style-name="ce136" office:value-type="string" calcext:value-type="string">
            <text:p>Construction d’une image numérique</text:p>
          </table:table-cell>
          <table:table-cell table:style-name="ce136" office:value-type="string" calcext:value-type="string">
            <text:p>Algorithme de traitement d’images</text:p>
          </table:table-cell>
          <table:table-cell table:style-name="ce136" office:value-type="string" calcext:value-type="string">
            <text:p>QCM Photographie (ENT)</text:p>
          </table:table-cell>
          <table:table-cell table:style-name="ce136" office:value-type="string" calcext:value-type="string">
            <text:p>Géocube présentation</text:p>
          </table:table-cell>
          <table:table-cell table:style-name="ce125" office:value-type="string" calcext:value-type="string">
            <text:p>Principe géolocalisation</text:p>
          </table:table-cell>
          <table:table-cell table:style-name="ce136" office:value-type="string" calcext:value-type="string">
            <text:p>Géoportail</text:p>
          </table:table-cell>
          <table:table-cell table:style-name="ce136" office:value-type="string" calcext:value-type="string">
            <text:p>DM géolocalisation</text:p>
          </table:table-cell>
          <table:table-cell table:style-name="ce136" office:value-type="string" calcext:value-type="string">
            <text:p>Localisation</text:p>
          </table:table-cell>
          <table:table-cell table:style-name="ce136" office:value-type="string" calcext:value-type="string">
            <text:p>Titanic</text:p>
          </table:table-cell>
          <table:table-cell table:style-name="ce136" office:value-type="string" calcext:value-type="string">
            <text:p>Géocube mesures</text:p>
          </table:table-cell>
          <table:table-cell table:style-name="ce136" office:value-type="string" calcext:value-type="string">
            <text:p>Communes de France</text:p>
          </table:table-cell>
          <table:table-cell table:style-name="ce136" office:value-type="string" calcext:value-type="string">
            <text:p>Première page web</text:p>
          </table:table-cell>
          <table:table-cell table:style-name="ce136" office:value-type="string" calcext:value-type="string">
            <text:p>Jolie page web</text:p>
          </table:table-cell>
          <table:table-cell table:style-name="ce136" office:value-type="string" calcext:value-type="string">
            <text:p>Publier une page web</text:p>
          </table:table-cell>
          <table:table-cell table:style-name="ce136" office:value-type="string" calcext:value-type="string">
            <text:p>Différents réseaux sociaux</text:p>
          </table:table-cell>
          <table:table-cell table:style-name="ce136" office:value-type="string" calcext:value-type="string">
            <text:p>Dopamine</text:p>
          </table:table-cell>
          <table:table-cell table:style-name="ce136" office:value-type="string" calcext:value-type="string">
            <text:p>Débat</text:p>
          </table:table-cell>
          <table:table-cell table:style-name="ce136" office:value-type="string" calcext:value-type="string">
            <text:p>Regard critique sur les réseaux sociaux</text:p>
          </table:table-cell>
          <table:table-cell table:style-name="ce136"/>
          <table:table-cell table:style-name="ce139" office:value-type="string" calcext:value-type="string">
            <text:p>protéger données</text:p>
          </table:table-cell>
          <table:table-cell table:style-name="ce139" office:value-type="string" calcext:value-type="string">
            <text:p>Architecture d’un sie</text:p>
          </table:table-cell>
          <table:table-cell table:style-name="ce136" table:number-columns-repeated="7"/>
          <table:table-cell table:style-name="ce125" table:number-columns-repeated="4"/>
          <table:table-cell table:style-name="ce136" table:number-columns-repeated="2"/>
          <table:table-cell table:style-name="ce139"/>
          <table:table-cell table:style-name="ce125" table:number-columns-repeated="8"/>
          <table:table-cell table:style-name="ce142" table:number-columns-repeated="40"/>
          <table:table-cell table:number-columns-repeated="935"/>
        </table:table-row>
        <table:table-row table:style-name="ro3">
          <table:table-cell table:style-name="ce116"/>
          <table:table-cell table:style-name="ce62" office:value-type="string" calcext:value-type="string">
            <text:p>2EG1</text:p>
          </table:table-cell>
          <table:table-cell table:style-name="ce126" office:value-type="date" office:date-value="2021-09-06" calcext:value-type="date">
            <text:p>6 sept.</text:p>
          </table:table-cell>
          <table:table-cell table:style-name="ce126"/>
          <table:table-cell table:number-columns-repeated="2" table:style-name="ce126" office:value-type="date" office:date-value="2021-09-27" calcext:value-type="date">
            <text:p>27 sept.</text:p>
          </table:table-cell>
          <table:table-cell table:style-name="ce126" office:value-type="string" calcext:value-type="string">
            <text:p>X</text:p>
          </table:table-cell>
          <table:table-cell table:number-columns-repeated="3" table:style-name="ce126" office:value-type="date" office:date-value="2021-10-18" calcext:value-type="date">
            <text:p>18 oct.</text:p>
          </table:table-cell>
          <table:table-cell table:number-columns-repeated="2" table:style-name="ce126" office:value-type="date" office:date-value="2021-11-08" calcext:value-type="date">
            <text:p>8 nov.</text:p>
          </table:table-cell>
          <table:table-cell table:style-name="ce126" office:value-type="date" office:date-value="2021-11-29" calcext:value-type="date">
            <text:p>29 nov.</text:p>
          </table:table-cell>
          <table:table-cell table:style-name="ce126" office:value-type="date" office:date-value="2021-12-06" calcext:value-type="date">
            <text:p>6 déc.</text:p>
          </table:table-cell>
          <table:table-cell table:style-name="ce126" office:value-type="date" office:date-value="2021-12-13" calcext:value-type="date">
            <text:p>13 déc.</text:p>
          </table:table-cell>
          <table:table-cell table:style-name="ce126" office:value-type="date" office:date-value="2021-01-10" calcext:value-type="date">
            <text:p>10 janv.</text:p>
          </table:table-cell>
          <table:table-cell table:style-name="ce126" table:number-columns-repeated="32"/>
          <table:table-cell table:style-name="ce143" table:number-columns-repeated="40"/>
          <table:table-cell table:style-name="ce147" table:number-columns-repeated="935"/>
        </table:table-row>
        <table:table-row table:style-name="ro3">
          <table:table-cell table:style-name="ce116"/>
          <table:table-cell table:style-name="ce62" office:value-type="string" calcext:value-type="string">
            <text:p>2ISNTD</text:p>
          </table:table-cell>
          <table:table-cell table:style-name="ce126" office:value-type="date" office:date-value="2021-09-09" calcext:value-type="date">
            <text:p>9 sept.</text:p>
          </table:table-cell>
          <table:table-cell table:style-name="ce126"/>
          <table:table-cell table:number-columns-repeated="2" table:style-name="ce126" office:value-type="date" office:date-value="2021-09-23" calcext:value-type="date">
            <text:p>23 sept.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date" office:date-value="2021-10-14" calcext:value-type="date">
            <text:p>14 oct.</text:p>
          </table:table-cell>
          <table:table-cell table:number-columns-repeated="2" table:style-name="ce126" office:value-type="date" office:date-value="2021-10-21" calcext:value-type="date">
            <text:p>21 oct.</text:p>
          </table:table-cell>
          <table:table-cell table:style-name="ce126"/>
          <table:table-cell table:style-name="ce126" office:value-type="date" office:date-value="2021-10-21" calcext:value-type="date">
            <text:p>21 oct.</text:p>
          </table:table-cell>
          <table:table-cell table:style-name="ce126" office:value-type="date" office:date-value="2021-11-25" calcext:value-type="date">
            <text:p>25 nov.</text:p>
          </table:table-cell>
          <table:table-cell table:style-name="ce126" office:value-type="date" office:date-value="2021-12-02" calcext:value-type="date">
            <text:p>2 déc.</text:p>
          </table:table-cell>
          <table:table-cell table:style-name="ce126" office:value-type="date" office:date-value="2021-12-09" calcext:value-type="date">
            <text:p>9 déc.</text:p>
          </table:table-cell>
          <table:table-cell table:style-name="ce126" office:value-type="date" office:date-value="2021-01-06" calcext:value-type="date">
            <text:p>6 janv.</text:p>
          </table:table-cell>
          <table:table-cell table:style-name="ce126" table:number-columns-repeated="32"/>
          <table:table-cell table:style-name="ce143" table:number-columns-repeated="40"/>
          <table:table-cell table:style-name="ce147" table:number-columns-repeated="935"/>
        </table:table-row>
        <table:table-row table:style-name="ro3">
          <table:table-cell table:style-name="ce116"/>
          <table:table-cell table:style-name="ce62" office:value-type="string" calcext:value-type="string">
            <text:p>2J</text:p>
          </table:table-cell>
          <table:table-cell table:style-name="ce126" office:value-type="date" office:date-value="2021-09-09" calcext:value-type="date">
            <text:p>9 sept.</text:p>
          </table:table-cell>
          <table:table-cell table:style-name="ce126"/>
          <table:table-cell table:number-columns-repeated="2" table:style-name="ce126" office:value-type="date" office:date-value="2021-09-23" calcext:value-type="date">
            <text:p>23 sept.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date" office:date-value="2021-10-12" calcext:value-type="date">
            <text:p>12 oct.</text:p>
          </table:table-cell>
          <table:table-cell table:number-columns-repeated="2" table:style-name="ce126" office:value-type="date" office:date-value="2021-10-19" calcext:value-type="date">
            <text:p>19 oct.</text:p>
          </table:table-cell>
          <table:table-cell table:style-name="ce126" office:value-type="date" office:date-value="2021-11-09" calcext:value-type="date">
            <text:p>9 nov.</text:p>
          </table:table-cell>
          <table:table-cell table:style-name="ce126" office:value-type="date" office:date-value="2021-10-19" calcext:value-type="date">
            <text:p>19 oct.</text:p>
          </table:table-cell>
          <table:table-cell table:style-name="ce126" office:value-type="date" office:date-value="2021-11-23" calcext:value-type="date">
            <text:p>23 nov.</text:p>
          </table:table-cell>
          <table:table-cell table:style-name="ce126" office:value-type="date" office:date-value="2021-11-30" calcext:value-type="date">
            <text:p>30 nov.</text:p>
          </table:table-cell>
          <table:table-cell table:style-name="ce126" office:value-type="date" office:date-value="2021-12-07" calcext:value-type="date">
            <text:p>7 déc.</text:p>
          </table:table-cell>
          <table:table-cell table:style-name="ce126" office:value-type="date" office:date-value="2021-01-04" calcext:value-type="date">
            <text:p>4 janv.</text:p>
          </table:table-cell>
          <table:table-cell table:style-name="ce126" table:number-columns-repeated="32"/>
          <table:table-cell table:style-name="ce143" table:number-columns-repeated="40"/>
          <table:table-cell table:style-name="ce147" table:number-columns-repeated="935"/>
        </table:table-row>
        <table:table-row table:style-name="ro3">
          <table:table-cell table:style-name="ce117"/>
          <table:table-cell table:style-name="Default"/>
          <table:table-cell table:style-name="ce127" office:value-type="float" office:value="1.5" calcext:value-type="float">
            <text:p>1,5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127" table:number-columns-repeated="2"/>
          <table:table-cell table:style-name="ce127" office:value-type="float" office:value="0.5" calcext:value-type="float">
            <text:p>0,5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table:number-columns-repeated="2"/>
          <table:table-cell table:number-columns-repeated="2" table:style-name="ce127" office:value-type="float" office:value="1.5" calcext:value-type="float">
            <text:p>1,5</text:p>
          </table:table-cell>
          <table:table-cell table:style-name="ce127" office:value-type="float" office:value="2" calcext:value-type="float">
            <text:p>2</text:p>
          </table:table-cell>
          <table:table-cell table:style-name="ce127" table:number-columns-repeated="33"/>
          <table:table-cell table:style-name="ce144" table:number-columns-repeated="40"/>
          <table:table-cell table:style-name="ce148" table:number-columns-repeated="935"/>
        </table:table-row>
        <table:table-row table:style-name="ro4">
          <table:table-cell table:style-name="ce118" office:value-type="string" calcext:value-type="string" table:number-columns-spanned="2" table:number-rows-spanned="1">
            <text:p>Notions transversales de programmation</text:p>
          </table:table-cell>
          <table:covered-table-cell table:style-name="ce120"/>
          <table:table-cell table:style-name="ce128" table:number-columns-repeated="7"/>
          <table:table-cell table:style-name="ce137" table:number-columns-repeated="31"/>
          <table:table-cell table:number-columns-repeated="983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29" table:number-columns-repeated="7"/>
          <table:table-cell table:style-name="ce138" table:number-columns-repeated="31"/>
          <table:table-cell table:number-columns-repeated="983"/>
        </table:table-row>
        <table:table-row table:style-name="ro3">
          <table:table-cell table:style-name="ce120" office:value-type="string" calcext:value-type="string">
            <text:p>Affectations, variables</text:p>
          </table:table-cell>
          <table:table-cell table:style-name="ce12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30" table:number-columns-repeated="38"/>
          <table:table-cell table:number-columns-repeated="983"/>
        </table:table-row>
        <table:table-row table:style-name="ro3">
          <table:table-cell table:style-name="ce120" office:value-type="string" calcext:value-type="string">
            <text:p>Séquences</text:p>
          </table:table-cell>
          <table:covered-table-cell table:style-name="ce120"/>
          <table:table-cell table:style-name="ce130" table:number-columns-repeated="38"/>
          <table:table-cell table:number-columns-repeated="983"/>
        </table:table-row>
        <table:table-row table:style-name="ro3">
          <table:table-cell table:style-name="ce120" office:value-type="string" calcext:value-type="string">
            <text:p>Instructions conditionnelles</text:p>
          </table:table-cell>
          <table:covered-table-cell table:style-name="ce120"/>
          <table:table-cell table:style-name="ce130" table:number-columns-repeated="38"/>
          <table:table-cell table:number-columns-repeated="983"/>
        </table:table-row>
        <table:table-row table:style-name="ro3">
          <table:table-cell table:style-name="ce120" office:value-type="string" calcext:value-type="string">
            <text:p>Boucles bornées et non bornées</text:p>
          </table:table-cell>
          <table:covered-table-cell table:style-name="ce120"/>
          <table:table-cell table:style-name="ce130" table:number-columns-repeated="38"/>
          <table:table-cell table:number-columns-repeated="983"/>
        </table:table-row>
        <table:table-row table:style-name="ro3">
          <table:table-cell table:style-name="ce120" office:value-type="string" calcext:value-type="string">
            <text:p>Définitions et appels de fonctions</text:p>
          </table:table-cell>
          <table:covered-table-cell table:style-name="ce120"/>
          <table:table-cell table:style-name="ce130" table:number-columns-repeated="38"/>
          <table:table-cell table:number-columns-repeated="983"/>
        </table:table-row>
        <table:table-row table:style-name="ro5">
          <table:table-cell table:number-columns-repeated="2"/>
          <table:table-cell table:style-name="ce131" table:number-columns-repeated="38"/>
          <table:table-cell table:number-columns-repeated="983"/>
        </table:table-row>
        <table:table-row table:style-name="ro4">
          <table:table-cell table:style-name="ce118" office:value-type="string" calcext:value-type="string" table:number-columns-spanned="2" table:number-rows-spanned="1">
            <text:p>Internet</text:p>
          </table:table-cell>
          <table:covered-table-cell table:style-name="ce120"/>
          <table:table-cell table:style-name="ce131" table:number-columns-repeated="38"/>
          <table:table-cell table:number-columns-repeated="983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31" table:number-columns-repeated="38"/>
          <table:table-cell table:number-columns-repeated="983"/>
        </table:table-row>
        <table:table-row table:style-name="ro6">
          <table:table-cell table:style-name="ce120" office:value-type="string" calcext:value-type="string" table:number-columns-spanned="1" table:number-rows-spanned="3">
            <text:p>Protocole TCP/IP : paquets, routage des paquets</text:p>
          </table:table-cell>
          <table:table-cell table:style-name="ce120" office:value-type="string" calcext:value-type="string">
            <text:p>Distinguer le rôle des protocoles IP et TCP.</text:p>
          </table:table-cell>
          <table:table-cell table:style-name="ce130" table:number-columns-repeated="38"/>
          <table:table-cell table:number-columns-repeated="983"/>
        </table:table-row>
        <table:table-row table:style-name="ro6">
          <table:covered-table-cell table:style-name="ce120"/>
          <table:table-cell table:style-name="ce120" office:value-type="string" calcext:value-type="string">
            <text:p>Caractériser les principes du routage et ses limites.</text:p>
          </table:table-cell>
          <table:table-cell table:style-name="ce130" table:number-columns-repeated="38"/>
          <table:table-cell table:number-columns-repeated="983"/>
        </table:table-row>
        <table:table-row table:style-name="ro6">
          <table:covered-table-cell table:style-name="ce120"/>
          <table:table-cell table:style-name="ce120" office:value-type="string" calcext:value-type="string">
            <text:p>Distinguer la fiabilité de transmission et l’absence de garantie temporelle.</text:p>
          </table:table-cell>
          <table:table-cell table:style-name="ce130" table:number-columns-repeated="38"/>
          <table:table-cell table:number-columns-repeated="983"/>
        </table:table-row>
        <table:table-row table:style-name="ro7">
          <table:table-cell table:style-name="ce121" office:value-type="string" calcext:value-type="string">
            <text:p>Adresses symboliques et</text:p>
            <text:p>serveurs DNS</text:p>
          </table:table-cell>
          <table:table-cell table:style-name="ce120" office:value-type="string" calcext:value-type="string">
            <text:p>Sur des exemples réels, retrouver une adresse IP à partir d’une adresse symbolique et inversement.</text:p>
          </table:table-cell>
          <table:table-cell table:style-name="ce130" table:number-columns-repeated="38"/>
          <table:table-cell table:number-columns-repeated="983"/>
        </table:table-row>
        <table:table-row table:style-name="ro7">
          <table:table-cell table:style-name="ce120" office:value-type="string" calcext:value-type="string">
            <text:p>Réseaux pair-à-pair</text:p>
          </table:table-cell>
          <table:table-cell table:style-name="ce120" office:value-type="string" calcext:value-type="string">
            <text:p>Décrire l’intérêt des réseaux pair-à-pair ainsi que les usages illicites qu’on peut en faire.</text:p>
          </table:table-cell>
          <table:table-cell table:style-name="ce130" table:number-columns-repeated="38"/>
          <table:table-cell table:number-columns-repeated="983"/>
        </table:table-row>
        <table:table-row table:style-name="ro8">
          <table:table-cell table:style-name="ce12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20" office:value-type="string" calcext:value-type="string">
            <text:p>Caractériser quelques types de réseaux physiques : obsolètes ou actuels, rapides ou lents, filaires ou non.</text:p>
          </table:table-cell>
          <table:table-cell table:style-name="ce130" table:number-columns-repeated="38"/>
          <table:table-cell table:number-columns-repeated="983"/>
        </table:table-row>
        <table:table-row table:style-name="ro7">
          <table:covered-table-cell table:style-name="ce120"/>
          <table:table-cell table:style-name="ce12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30" table:number-columns-repeated="38"/>
          <table:table-cell table:number-columns-repeated="983"/>
        </table:table-row>
        <table:table-row table:style-name="ro5">
          <table:table-cell table:number-columns-repeated="2"/>
          <table:table-cell table:style-name="ce131" table:number-columns-repeated="38"/>
          <table:table-cell table:number-columns-repeated="983"/>
        </table:table-row>
        <table:table-row table:style-name="ro4">
          <table:table-cell table:style-name="ce118" office:value-type="string" calcext:value-type="string" table:number-columns-spanned="2" table:number-rows-spanned="1">
            <text:p>Le Web</text:p>
          </table:table-cell>
          <table:covered-table-cell table:style-name="ce120"/>
          <table:table-cell table:style-name="ce132" table:number-columns-repeated="7"/>
          <table:table-cell table:style-name="ce131" table:number-columns-repeated="31"/>
          <table:table-cell table:number-columns-repeated="983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31" table:number-columns-repeated="38"/>
          <table:table-cell table:number-columns-repeated="983"/>
        </table:table-row>
        <table:table-row table:style-name="ro6">
          <table:table-cell table:style-name="ce120" office:value-type="string" calcext:value-type="string">
            <text:p>Repères historiques</text:p>
          </table:table-cell>
          <table:table-cell table:style-name="ce120" office:value-type="string" calcext:value-type="string">
            <text:p>Connaître les étapes du développement du Web.</text:p>
          </table:table-cell>
          <table:table-cell table:style-name="ce130" table:number-columns-repeated="38"/>
          <table:table-cell table:number-columns-repeated="983"/>
        </table:table-row>
        <table:table-row table:style-name="ro7">
          <table:table-cell table:style-name="ce120" office:value-type="string" calcext:value-type="string">
            <text:p>Notions juridiques</text:p>
          </table:table-cell>
          <table:table-cell table:style-name="ce12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30" table:number-columns-repeated="38"/>
          <table:table-cell table:number-columns-repeated="983"/>
        </table:table-row>
        <table:table-row table:style-name="ro6">
          <table:table-cell table:style-name="ce120" office:value-type="string" calcext:value-type="string">
            <text:p>Hypertexte</text:p>
          </table:table-cell>
          <table:table-cell table:style-name="ce120" office:value-type="string" calcext:value-type="string">
            <text:p>Maîtriser les renvois d’un texte à différents contenus.</text:p>
          </table:table-cell>
          <table:table-cell table:style-name="ce130" table:number-columns-repeated="38"/>
          <table:table-cell table:number-columns-repeated="983"/>
        </table:table-row>
        <table:table-row table:style-name="ro7">
          <table:table-cell table:style-name="ce120" office:value-type="string" calcext:value-type="string" table:number-columns-spanned="1" table:number-rows-spanned="2">
            <text:p>Langages HTML et CSS</text:p>
          </table:table-cell>
          <table:table-cell table:style-name="ce120" office:value-type="string" calcext:value-type="string">
            <text:p>Distinguer ce qui relève du contenu d’une page et de son style de présentation.</text:p>
          </table:table-cell>
          <table:table-cell table:style-name="ce130" table:number-columns-repeated="38"/>
          <table:table-cell table:number-columns-repeated="983"/>
        </table:table-row>
        <table:table-row table:style-name="ro6">
          <table:covered-table-cell table:style-name="ce120"/>
          <table:table-cell table:style-name="ce120" office:value-type="string" calcext:value-type="string">
            <text:p>Étudier et modifier une page HTML simple.</text:p>
          </table:table-cell>
          <table:table-cell table:style-name="ce130" table:number-columns-repeated="38"/>
          <table:table-cell table:number-columns-repeated="983"/>
        </table:table-row>
        <table:table-row table:style-name="ro3">
          <table:table-cell table:style-name="ce120" office:value-type="string" calcext:value-type="string" table:number-columns-spanned="1" table:number-rows-spanned="2">
            <text:p>URL</text:p>
          </table:table-cell>
          <table:table-cell table:style-name="ce120" office:value-type="string" calcext:value-type="string">
            <text:p>Décomposer l’URL d’une page.</text:p>
          </table:table-cell>
          <table:table-cell table:style-name="ce130" table:number-columns-repeated="38"/>
          <table:table-cell table:number-columns-repeated="983"/>
        </table:table-row>
        <table:table-row table:style-name="ro3">
          <table:covered-table-cell table:style-name="ce120"/>
          <table:table-cell table:style-name="ce120" office:value-type="string" calcext:value-type="string">
            <text:p>Reconnaître les pages sécurisées.</text:p>
          </table:table-cell>
          <table:table-cell table:style-name="ce130" table:number-columns-repeated="38"/>
          <table:table-cell table:number-columns-repeated="983"/>
        </table:table-row>
        <table:table-row table:style-name="ro7">
          <table:table-cell table:style-name="ce120" office:value-type="string" calcext:value-type="string">
            <text:p>Requête HTTP</text:p>
          </table:table-cell>
          <table:table-cell table:style-name="ce120" office:value-type="string" calcext:value-type="string">
            <text:p>Décomposer le contenu d’une requête HTTP et identifier les</text:p>
            <text:p>paramètres passés.</text:p>
          </table:table-cell>
          <table:table-cell table:style-name="ce130" table:number-columns-repeated="38"/>
          <table:table-cell table:number-columns-repeated="983"/>
        </table:table-row>
        <table:table-row table:style-name="ro8">
          <table:table-cell table:style-name="ce120" office:value-type="string" calcext:value-type="string">
            <text:p>Modèle client / serveur</text:p>
          </table:table-cell>
          <table:table-cell table:style-name="ce12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30" table:number-columns-repeated="38"/>
          <table:table-cell table:number-columns-repeated="983"/>
        </table:table-row>
        <table:table-row table:style-name="ro7">
          <table:table-cell table:style-name="ce12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20" office:value-type="string" calcext:value-type="string">
            <text:p>Mener une analyse critique des résultats fournis par un moteur</text:p>
            <text:p>de recherche.</text:p>
          </table:table-cell>
          <table:table-cell table:style-name="ce130" table:number-columns-repeated="38"/>
          <table:table-cell table:number-columns-repeated="983"/>
        </table:table-row>
        <table:table-row table:style-name="ro6">
          <table:covered-table-cell table:style-name="ce120"/>
          <table:table-cell table:style-name="ce120" office:value-type="string" calcext:value-type="string">
            <text:p>Comprendre les enjeux de la publication d’informations.</text:p>
          </table:table-cell>
          <table:table-cell table:style-name="ce130" table:number-columns-repeated="38"/>
          <table:table-cell table:number-columns-repeated="983"/>
        </table:table-row>
        <table:table-row table:style-name="ro8">
          <table:table-cell table:style-name="ce120" office:value-type="string" calcext:value-type="string" table:number-columns-spanned="1" table:number-rows-spanned="2">
            <text:p>Paramètres de sécurité d’un navigateur</text:p>
          </table:table-cell>
          <table:table-cell table:style-name="ce12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30" table:number-columns-repeated="38"/>
          <table:table-cell table:number-columns-repeated="983"/>
        </table:table-row>
        <table:table-row table:style-name="ro6">
          <table:covered-table-cell table:style-name="ce120"/>
          <table:table-cell table:style-name="ce120" office:value-type="string" calcext:value-type="string">
            <text:p>Sécuriser sa navigation en ligne et analyser les pages et fichiers.</text:p>
          </table:table-cell>
          <table:table-cell table:style-name="ce130" table:number-columns-repeated="38"/>
          <table:table-cell table:number-columns-repeated="983"/>
        </table:table-row>
        <table:table-row table:style-name="ro9">
          <table:table-cell table:number-columns-repeated="2"/>
          <table:table-cell table:style-name="ce131" table:number-columns-repeated="38"/>
          <table:table-cell table:number-columns-repeated="983"/>
        </table:table-row>
        <table:table-row table:style-name="ro4">
          <table:table-cell table:style-name="ce118" office:value-type="string" calcext:value-type="string" table:number-columns-spanned="2" table:number-rows-spanned="1">
            <text:p>Les réseaux sociaux</text:p>
          </table:table-cell>
          <table:covered-table-cell table:style-name="ce120"/>
          <table:table-cell table:style-name="ce133" table:number-columns-repeated="38"/>
          <table:table-cell table:number-columns-repeated="983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29" table:number-columns-repeated="7"/>
          <table:table-cell table:style-name="ce138" table:number-columns-repeated="31"/>
          <table:table-cell table:number-columns-repeated="983"/>
        </table:table-row>
        <table:table-row table:style-name="ro6">
          <table:table-cell table:style-name="ce120" office:value-type="string" calcext:value-type="string">
            <text:p>Identité numérique, e-réputation, identification, authentification</text:p>
          </table:table-cell>
          <table:table-cell table:style-name="ce120" office:value-type="string" calcext:value-type="string">
            <text:p>Connaître les principaux concepts liés à l’usage des réseaux sociaux.</text:p>
          </table:table-cell>
          <table:table-cell table:style-name="ce130" table:number-columns-repeated="38"/>
          <table:table-cell table:number-columns-repeated="983"/>
        </table:table-row>
        <table:table-row table:style-name="ro8">
          <table:table-cell table:style-name="ce120" office:value-type="string" calcext:value-type="string" table:number-columns-spanned="1" table:number-rows-spanned="2">
            <text:p>Réseaux sociaux existants</text:p>
          </table:table-cell>
          <table:table-cell table:style-name="ce12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30" table:number-columns-repeated="38"/>
          <table:table-cell table:number-columns-repeated="983"/>
        </table:table-row>
        <table:table-row table:style-name="ro7">
          <table:covered-table-cell table:style-name="ce120"/>
          <table:table-cell table:style-name="ce120" office:value-type="string" calcext:value-type="string">
            <text:p>Paramétrer des abonnements pour assurer la confidentialité de données personnelles.</text:p>
          </table:table-cell>
          <table:table-cell table:style-name="ce130" table:number-columns-repeated="38"/>
          <table:table-cell table:number-columns-repeated="983"/>
        </table:table-row>
        <table:table-row table:style-name="ro7">
          <table:table-cell table:style-name="ce120" office:value-type="string" calcext:value-type="string">
            <text:p>Modèle économique des réseaux sociaux</text:p>
          </table:table-cell>
          <table:table-cell table:style-name="ce120" office:value-type="string" calcext:value-type="string">
            <text:p>Identifier les sources de revenus des entreprises de réseautage social.</text:p>
          </table:table-cell>
          <table:table-cell table:style-name="ce130" table:number-columns-repeated="38"/>
          <table:table-cell table:number-columns-repeated="983"/>
        </table:table-row>
        <table:table-row table:style-name="ro6">
          <table:table-cell table:style-name="ce120" office:value-type="string" calcext:value-type="string">
            <text:p>Rayon, diamètre et centre d’un graphe</text:p>
          </table:table-cell>
          <table:table-cell table:style-name="ce120" office:value-type="string" calcext:value-type="string">
            <text:p>Déterminer ces caractéristiques sur des graphes simples.</text:p>
          </table:table-cell>
          <table:table-cell table:style-name="ce130" table:number-columns-repeated="38"/>
          <table:table-cell table:number-columns-repeated="983"/>
        </table:table-row>
        <table:table-row table:style-name="ro8">
          <table:table-cell table:style-name="ce120" office:value-type="string" calcext:value-type="string">
            <text:p>Notion de « petit monde »</text:p>
            <text:p>Expérience de Milgram</text:p>
          </table:table-cell>
          <table:table-cell table:style-name="ce12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30" table:number-columns-repeated="38"/>
          <table:table-cell table:number-columns-repeated="983"/>
        </table:table-row>
        <table:table-row table:style-name="ro6">
          <table:table-cell table:style-name="ce120" office:value-type="string" calcext:value-type="string" table:number-columns-spanned="1" table:number-rows-spanned="2">
            <text:p>Cyberviolence</text:p>
          </table:table-cell>
          <table:table-cell table:style-name="ce120" office:value-type="string" calcext:value-type="string">
            <text:p>Connaître les dispositions de l’article 222-33-2-2 du code pénal.</text:p>
          </table:table-cell>
          <table:table-cell table:style-name="ce130" table:number-columns-repeated="38"/>
          <table:table-cell table:number-columns-repeated="983"/>
        </table:table-row>
        <table:table-row table:style-name="ro10">
          <table:covered-table-cell table:style-name="ce120"/>
          <table:table-cell table:style-name="ce12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30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11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20"/>
          <table:table-cell table:number-columns-repeated="1021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20" office:value-type="string" calcext:value-type="string" table:number-columns-spanned="1" table:number-rows-spanned="2">
            <text:p>Données</text:p>
          </table:table-cell>
          <table:table-cell table:style-name="ce120" office:value-type="string" calcext:value-type="string">
            <text:p>Définir une donnée personnelle.</text:p>
          </table:table-cell>
          <table:table-cell table:style-name="ce135" table:number-columns-repeated="38"/>
          <table:table-cell table:number-columns-repeated="983"/>
        </table:table-row>
        <table:table-row table:style-name="ro6">
          <table:covered-table-cell table:style-name="ce120"/>
          <table:table-cell table:style-name="ce120" office:value-type="string" calcext:value-type="string">
            <text:p>Identifier les principaux formats et représentations de données.</text:p>
          </table:table-cell>
          <table:table-cell table:style-name="ce135" table:number-columns-repeated="38"/>
          <table:table-cell table:number-columns-repeated="983"/>
        </table:table-row>
        <table:table-row table:style-name="ro6">
          <table:table-cell table:style-name="ce120" office:value-type="string" calcext:value-type="string" table:number-columns-spanned="1" table:number-rows-spanned="3">
            <text:p>Données structurées</text:p>
          </table:table-cell>
          <table:table-cell table:style-name="ce120" office:value-type="string" calcext:value-type="string">
            <text:p>Identifier les différents descripteurs d’un objet.</text:p>
          </table:table-cell>
          <table:table-cell table:style-name="ce135" table:number-columns-repeated="38"/>
          <table:table-cell table:number-columns-repeated="983"/>
        </table:table-row>
        <table:table-row table:style-name="ro6">
          <table:covered-table-cell table:style-name="ce120"/>
          <table:table-cell table:style-name="ce120" office:value-type="string" calcext:value-type="string">
            <text:p>Distinguer la valeur d’une donnée de son descripteur.</text:p>
          </table:table-cell>
          <table:table-cell table:style-name="ce135" table:number-columns-repeated="38"/>
          <table:table-cell table:number-columns-repeated="983"/>
        </table:table-row>
        <table:table-row table:style-name="ro7">
          <table:covered-table-cell table:style-name="ce120"/>
          <table:table-cell table:style-name="ce120" office:value-type="string" calcext:value-type="string">
            <text:p>Utiliser un site de données ouvertes, pour sélectionner et récupérer des données.</text:p>
          </table:table-cell>
          <table:table-cell table:style-name="ce135" table:number-columns-repeated="38"/>
          <table:table-cell table:number-columns-repeated="983"/>
        </table:table-row>
        <table:table-row table:style-name="ro7">
          <table:table-cell table:style-name="ce120" office:value-type="string" calcext:value-type="string">
            <text:p>Traitement de données structurées</text:p>
          </table:table-cell>
          <table:table-cell table:style-name="ce120" office:value-type="string" calcext:value-type="string">
            <text:p>Réaliser des opérations de recherche, filtre, tri ou calcul sur une ou plusieurs tables.</text:p>
          </table:table-cell>
          <table:table-cell table:style-name="ce135" table:number-columns-repeated="38"/>
          <table:table-cell table:number-columns-repeated="983"/>
        </table:table-row>
        <table:table-row table:style-name="ro6">
          <table:table-cell table:style-name="ce120" office:value-type="string" calcext:value-type="string">
            <text:p>Métadonnées</text:p>
          </table:table-cell>
          <table:table-cell table:style-name="ce120" office:value-type="string" calcext:value-type="string">
            <text:p>Retrouver les métadonnées d’un fichier personnel.</text:p>
          </table:table-cell>
          <table:table-cell table:style-name="ce135" table:number-columns-repeated="38"/>
          <table:table-cell table:number-columns-repeated="983"/>
        </table:table-row>
        <table:table-row table:style-name="ro6">
          <table:table-cell table:style-name="ce12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20" office:value-type="string" calcext:value-type="string">
            <text:p>Utiliser un support de stockage dans le nuage.</text:p>
          </table:table-cell>
          <table:table-cell table:style-name="ce135" table:number-columns-repeated="38"/>
          <table:table-cell table:number-columns-repeated="983"/>
        </table:table-row>
        <table:table-row table:style-name="ro6">
          <table:covered-table-cell table:style-name="ce120"/>
          <table:table-cell table:style-name="ce120" office:value-type="string" calcext:value-type="string">
            <text:p>Partager des fichiers, paramétrer des modes de synchronisation.</text:p>
          </table:table-cell>
          <table:table-cell table:style-name="ce135" table:number-columns-repeated="38"/>
          <table:table-cell table:number-columns-repeated="983"/>
        </table:table-row>
        <table:table-row table:style-name="ro8">
          <table:covered-table-cell table:style-name="ce120"/>
          <table:table-cell table:style-name="ce12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35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118" office:value-type="string" calcext:value-type="string" table:number-columns-spanned="2" table:number-rows-spanned="1">
            <text:p>Localisation, cartographie et mobilité</text:p>
          </table:table-cell>
          <table:covered-table-cell table:style-name="ce120"/>
          <table:table-cell table:style-name="ce133" table:number-columns-repeated="38"/>
          <table:table-cell table:number-columns-repeated="983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29" table:number-columns-repeated="7"/>
          <table:table-cell table:style-name="ce138" table:number-columns-repeated="31"/>
          <table:table-cell table:number-columns-repeated="983"/>
        </table:table-row>
        <table:table-row table:style-name="ro6">
          <table:table-cell table:style-name="ce120" office:value-type="string" calcext:value-type="string">
            <text:p>GPS, Galiléo</text:p>
          </table:table-cell>
          <table:table-cell table:style-name="ce120" office:value-type="string" calcext:value-type="string">
            <text:p>Décrire le principe de fonctionnement de la géolocalisation.</text:p>
          </table:table-cell>
          <table:table-cell table:style-name="ce130" table:number-columns-repeated="38"/>
          <table:table-cell table:number-columns-repeated="983"/>
        </table:table-row>
        <table:table-row table:style-name="ro7">
          <table:table-cell table:style-name="ce120" office:value-type="string" calcext:value-type="string" table:number-columns-spanned="1" table:number-rows-spanned="2">
            <text:p>Cartes numériques</text:p>
          </table:table-cell>
          <table:table-cell table:style-name="ce120" office:value-type="string" calcext:value-type="string">
            <text:p>Identifier les différentes couches d’information de GeoPortail pour extraire différents types de données.</text:p>
          </table:table-cell>
          <table:table-cell table:style-name="ce130" table:number-columns-repeated="38"/>
          <table:table-cell table:number-columns-repeated="983"/>
        </table:table-row>
        <table:table-row table:style-name="ro6">
          <table:covered-table-cell table:style-name="ce120"/>
          <table:table-cell table:style-name="ce120" office:value-type="string" calcext:value-type="string">
            <text:p>Contribuer à OpenStreetMap de façon collaborative.</text:p>
          </table:table-cell>
          <table:table-cell table:style-name="ce130" table:number-columns-repeated="38"/>
          <table:table-cell table:number-columns-repeated="983"/>
        </table:table-row>
        <table:table-row table:style-name="ro7">
          <table:table-cell table:style-name="ce120" office:value-type="string" calcext:value-type="string">
            <text:p>Protocole NMEA 0183</text:p>
          </table:table-cell>
          <table:table-cell table:style-name="ce120" office:value-type="string" calcext:value-type="string">
            <text:p>Décoder une trame NMEA pour trouver des coordonnées</text:p>
            <text:p>Géographiques.</text:p>
          </table:table-cell>
          <table:table-cell table:style-name="ce130" table:number-columns-repeated="38"/>
          <table:table-cell table:number-columns-repeated="983"/>
        </table:table-row>
        <table:table-row table:style-name="ro6">
          <table:table-cell table:style-name="ce120" office:value-type="string" calcext:value-type="string" table:number-columns-spanned="1" table:number-rows-spanned="2">
            <text:p>Calculs d’itinéraires</text:p>
          </table:table-cell>
          <table:table-cell table:style-name="ce120" office:value-type="string" calcext:value-type="string">
            <text:p>Utiliser un logiciel pour calculer un itinéraire.</text:p>
          </table:table-cell>
          <table:table-cell table:style-name="ce130" table:number-columns-repeated="38"/>
          <table:table-cell table:number-columns-repeated="983"/>
        </table:table-row>
        <table:table-row table:style-name="ro6">
          <table:covered-table-cell table:style-name="ce120"/>
          <table:table-cell table:style-name="ce120" office:value-type="string" calcext:value-type="string">
            <text:p>Représenter un calcul d’itinéraire comme un problème sur un graphe.</text:p>
          </table:table-cell>
          <table:table-cell table:style-name="ce130" table:number-columns-repeated="38"/>
          <table:table-cell table:number-columns-repeated="983"/>
        </table:table-row>
        <table:table-row table:style-name="ro7">
          <table:table-cell table:style-name="ce120" office:value-type="string" calcext:value-type="string">
            <text:p>Confidentialité</text:p>
          </table:table-cell>
          <table:table-cell table:style-name="ce12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30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11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20"/>
          <table:table-cell table:number-columns-repeated="1021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20" office:value-type="string" calcext:value-type="string">
            <text:p>Systèmes informatiques</text:p>
            <text:p>Embarqués</text:p>
          </table:table-cell>
          <table:table-cell table:style-name="ce12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35" table:number-columns-repeated="38"/>
          <table:table-cell table:number-columns-repeated="983"/>
        </table:table-row>
        <table:table-row table:style-name="ro6">
          <table:table-cell table:style-name="ce120" office:value-type="string" calcext:value-type="string">
            <text:p>Interface homme-machine</text:p>
            <text:p>(IHM)</text:p>
          </table:table-cell>
          <table:table-cell table:style-name="ce120" office:value-type="string" calcext:value-type="string">
            <text:p>Réaliser une IHM simple d’un objet connecté.</text:p>
          </table:table-cell>
          <table:table-cell table:style-name="ce135" table:number-columns-repeated="38"/>
          <table:table-cell table:number-columns-repeated="983"/>
        </table:table-row>
        <table:table-row table:style-name="ro7">
          <table:table-cell table:style-name="ce120" office:value-type="string" calcext:value-type="string">
            <text:p>Commande d’un actionneur, acquisition des données d’un capteur</text:p>
          </table:table-cell>
          <table:table-cell table:style-name="ce120" office:value-type="string" calcext:value-type="string">
            <text:p>Écrire des programmes simples d’acquisition de données ou de commande d’un actionneur.</text:p>
          </table:table-cell>
          <table:table-cell table:style-name="ce135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118" office:value-type="string" calcext:value-type="string" table:number-columns-spanned="2" table:number-rows-spanned="1">
            <text:p>La photographie numérique</text:p>
          </table:table-cell>
          <table:covered-table-cell table:style-name="ce120"/>
          <table:table-cell table:style-name="ce133" table:number-columns-repeated="38"/>
          <table:table-cell table:number-columns-repeated="983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29" table:number-columns-repeated="7"/>
          <table:table-cell table:style-name="ce138" table:number-columns-repeated="31"/>
          <table:table-cell table:number-columns-repeated="983"/>
        </table:table-row>
        <table:table-row table:style-name="ro10">
          <table:table-cell table:style-name="ce120" office:value-type="string" calcext:value-type="string">
            <text:p>Photosites, pixels, résolution (du capteur, de l’image), profondeur de couleur</text:p>
          </table:table-cell>
          <table:table-cell table:style-name="ce12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30" table:number-columns-repeated="38"/>
          <table:table-cell table:number-columns-repeated="983"/>
        </table:table-row>
        <table:table-row table:style-name="ro6">
          <table:table-cell table:style-name="ce120" office:value-type="string" calcext:value-type="string">
            <text:p>Métadonnées EXIF</text:p>
          </table:table-cell>
          <table:table-cell table:style-name="ce120" office:value-type="string" calcext:value-type="string">
            <text:p>Retrouver les métadonnées d’une photographie.</text:p>
          </table:table-cell>
          <table:table-cell table:style-name="ce130" table:number-columns-repeated="38"/>
          <table:table-cell table:number-columns-repeated="983"/>
        </table:table-row>
        <table:table-row table:style-name="ro7">
          <table:table-cell table:style-name="ce120" office:value-type="string" calcext:value-type="string">
            <text:p>Traitement d’image</text:p>
          </table:table-cell>
          <table:table-cell table:style-name="ce120" office:value-type="string" calcext:value-type="string">
            <text:p>Traiter par programme une image pour la transformer en agissant sur les trois composantes de ses pixels.</text:p>
          </table:table-cell>
          <table:table-cell table:style-name="ce130" table:number-columns-repeated="38"/>
          <table:table-cell table:number-columns-repeated="983"/>
        </table:table-row>
        <table:table-row table:style-name="ro6">
          <table:table-cell table:style-name="ce12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20" office:value-type="string" calcext:value-type="string">
            <text:p>Expliciter des algorithmes associés à la prise de vue.</text:p>
          </table:table-cell>
          <table:table-cell table:style-name="ce130" table:number-columns-repeated="38"/>
          <table:table-cell table:number-columns-repeated="983"/>
        </table:table-row>
        <table:table-row table:style-name="ro6">
          <table:covered-table-cell table:style-name="ce120"/>
          <table:table-cell table:style-name="ce120" office:value-type="string" calcext:value-type="string">
            <text:p>Identifier les étapes de la construction de l’image finale.</text:p>
          </table:table-cell>
          <table:table-cell table:style-name="ce130" table:number-columns-repeated="38"/>
          <table:table-cell table:number-columns-repeated="983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table:table-column table:style-name="co1" table:number-columns-repeated="2" table:default-cell-style-name="ce115"/>
        <table:table-column table:style-name="co2" table:default-cell-style-name="ce134"/>
        <table:table-column table:style-name="co3" table:number-columns-repeated="81" table:default-cell-style-name="ce134"/>
        <table:table-column table:style-name="co4" table:number-columns-repeated="5" table:default-cell-style-name="ce134"/>
        <table:table-column table:style-name="co4" table:number-columns-repeated="935" table:default-cell-style-name="Default"/>
        <table:table-row table:style-name="ro1">
          <table:table-cell table:style-name="ce113" table:number-columns-repeated="2"/>
          <table:table-cell table:style-name="ce123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3"/>
          <table:table-cell table:style-name="ce123" office:value-type="string" calcext:value-type="string" table:number-columns-spanned="8" table:number-rows-spanned="1">
            <text:p>Lang</text:p>
          </table:table-cell>
          <table:covered-table-cell table:number-columns-repeated="7" table:style-name="ce123"/>
          <table:table-cell table:style-name="ce123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23"/>
          <table:table-cell table:style-name="ce123" office:value-type="string" calcext:value-type="string" table:number-columns-spanned="3" table:number-rows-spanned="1">
            <text:p>Lang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Algo</text:p>
          </table:table-cell>
          <table:covered-table-cell table:number-columns-repeated="4" table:style-name="ce123"/>
          <table:table-cell table:style-name="ce123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3"/>
          <table:table-cell table:style-name="ce123" office:value-type="string" calcext:value-type="string" table:number-columns-spanned="2" table:number-rows-spanned="1">
            <text:p>DonRep</text:p>
          </table:table-cell>
          <table:covered-table-cell table:style-name="ce123"/>
          <table:table-cell table:style-name="ce123" office:value-type="string" calcext:value-type="string" table:number-columns-spanned="3" table:number-rows-spanned="1">
            <text:p>Tab</text:p>
          </table:table-cell>
          <table:covered-table-cell table:number-columns-repeated="2" table:style-name="ce123"/>
          <table:table-cell table:style-name="ce123" office:value-type="string" calcext:value-type="string">
            <text:p>Algo</text:p>
          </table:table-cell>
          <table:table-cell table:style-name="ce123" table:number-columns-repeated="4"/>
          <table:table-cell table:style-name="ce123" table:number-columns-spanned="7" table:number-rows-spanned="1"/>
          <table:covered-table-cell table:number-columns-repeated="6" table:style-name="ce123"/>
          <table:table-cell table:style-name="ce123" table:number-columns-spanned="3" table:number-rows-spanned="1"/>
          <table:covered-table-cell table:number-columns-repeated="2" table:style-name="ce123"/>
          <table:table-cell table:style-name="ce123" table:number-columns-spanned="4" table:number-rows-spanned="1"/>
          <table:covered-table-cell table:number-columns-repeated="3" table:style-name="ce123"/>
          <table:table-cell table:style-name="ce123"/>
          <table:table-cell table:style-name="ce123" table:number-columns-spanned="6" table:number-rows-spanned="1"/>
          <table:covered-table-cell table:number-columns-repeated="5" table:style-name="ce123"/>
          <table:table-cell table:style-name="ce123" table:number-columns-spanned="4" table:number-rows-spanned="1"/>
          <table:covered-table-cell table:number-columns-repeated="3" table:style-name="ce123"/>
          <table:table-cell table:style-name="ce123" table:number-columns-spanned="3" table:number-rows-spanned="1"/>
          <table:covered-table-cell table:number-columns-repeated="2" table:style-name="ce123"/>
          <table:table-cell table:style-name="ce123" table:number-columns-repeated="8"/>
          <table:table-cell table:style-name="ce140" table:number-columns-repeated="40"/>
          <table:table-cell table:style-name="ce145" table:number-columns-repeated="895"/>
        </table:table-row>
        <table:table-row table:style-name="ro1">
          <table:table-cell table:style-name="ce149" table:number-columns-repeated="2"/>
          <table:table-cell table:style-name="ce150" office:value-type="float" office:value="1" calcext:value-type="float">
            <text:p>01</text:p>
          </table:table-cell>
          <table:table-cell table:style-name="ce150" office:value-type="float" office:value="2" calcext:value-type="float">
            <text:p>02</text:p>
          </table:table-cell>
          <table:table-cell table:style-name="ce150" office:value-type="float" office:value="3" calcext:value-type="float">
            <text:p>03</text:p>
          </table:table-cell>
          <table:table-cell table:style-name="ce150" office:value-type="float" office:value="4" calcext:value-type="float">
            <text:p>04</text:p>
          </table:table-cell>
          <table:table-cell table:style-name="ce150" office:value-type="string" calcext:value-type="string">
            <text:p>Eval 01</text:p>
          </table:table-cell>
          <table:table-cell table:style-name="ce150" office:value-type="float" office:value="1" calcext:value-type="float">
            <text:p>01</text:p>
          </table:table-cell>
          <table:table-cell table:style-name="ce150" office:value-type="float" office:value="2" calcext:value-type="float">
            <text:p>02</text:p>
          </table:table-cell>
          <table:table-cell table:style-name="ce150" office:value-type="float" office:value="3" calcext:value-type="float">
            <text:p>03</text:p>
          </table:table-cell>
          <table:table-cell table:style-name="ce150" office:value-type="float" office:value="4" calcext:value-type="float">
            <text:p>04</text:p>
          </table:table-cell>
          <table:table-cell table:style-name="ce150" office:value-type="string" calcext:value-type="string">
            <text:p>Eval 02</text:p>
          </table:table-cell>
          <table:table-cell table:style-name="ce150" office:value-type="float" office:value="5" calcext:value-type="float">
            <text:p>05</text:p>
          </table:table-cell>
          <table:table-cell table:style-name="ce150" office:value-type="float" office:value="6" calcext:value-type="float">
            <text:p>06</text:p>
          </table:table-cell>
          <table:table-cell table:style-name="ce150" office:value-type="float" office:value="7" calcext:value-type="float">
            <text:p>07</text:p>
          </table:table-cell>
          <table:table-cell table:style-name="ce150" office:value-type="float" office:value="1" calcext:value-type="float">
            <text:p>01</text:p>
          </table:table-cell>
          <table:table-cell table:style-name="ce150" office:value-type="float" office:value="2" calcext:value-type="float">
            <text:p>02</text:p>
          </table:table-cell>
          <table:table-cell table:style-name="ce150" office:value-type="float" office:value="3" calcext:value-type="float">
            <text:p>03</text:p>
          </table:table-cell>
          <table:table-cell table:style-name="ce150" office:value-type="float" office:value="4" calcext:value-type="float">
            <text:p>04</text:p>
          </table:table-cell>
          <table:table-cell table:style-name="ce150" office:value-type="float" office:value="5" calcext:value-type="float">
            <text:p>05</text:p>
          </table:table-cell>
          <table:table-cell table:style-name="ce150" office:value-type="string" calcext:value-type="string">
            <text:p>Eval 03</text:p>
          </table:table-cell>
          <table:table-cell table:style-name="ce150" office:value-type="float" office:value="6" calcext:value-type="float">
            <text:p>06</text:p>
          </table:table-cell>
          <table:table-cell table:style-name="ce150" office:value-type="float" office:value="7" calcext:value-type="float">
            <text:p>07</text:p>
          </table:table-cell>
          <table:table-cell table:style-name="ce150" office:value-type="float" office:value="8" calcext:value-type="float">
            <text:p>08</text:p>
          </table:table-cell>
          <table:table-cell table:style-name="ce150" office:value-type="float" office:value="9" calcext:value-type="float">
            <text:p>0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Eval 04</text:p>
          </table:table-cell>
          <table:table-cell table:style-name="ce150" office:value-type="float" office:value="8" calcext:value-type="float">
            <text:p>08</text:p>
          </table:table-cell>
          <table:table-cell table:style-name="ce150" office:value-type="float" office:value="9" calcext:value-type="float">
            <text:p>09</text:p>
          </table:table-cell>
          <table:table-cell table:style-name="ce150" office:value-type="string" calcext:value-type="string">
            <text:p>Eval 05</text:p>
          </table:table-cell>
          <table:table-cell table:style-name="ce150" office:value-type="float" office:value="1" calcext:value-type="float">
            <text:p>01</text:p>
          </table:table-cell>
          <table:table-cell table:style-name="ce150" office:value-type="float" office:value="2" calcext:value-type="float">
            <text:p>02</text:p>
          </table:table-cell>
          <table:table-cell table:style-name="ce150" office:value-type="float" office:value="3" calcext:value-type="float">
            <text:p>03</text:p>
          </table:table-cell>
          <table:table-cell table:style-name="ce150" office:value-type="string" calcext:value-type="string">
            <text:p>Eval 06</text:p>
          </table:table-cell>
          <table:table-cell table:style-name="ce150" office:value-type="string" calcext:value-type="string">
            <text:p>Eval 07</text:p>
          </table:table-cell>
          <table:table-cell table:style-name="ce150" office:value-type="float" office:value="5" calcext:value-type="float">
            <text:p>05</text:p>
          </table:table-cell>
          <table:table-cell table:style-name="ce150" office:value-type="string" calcext:value-type="string">
            <text:p>Eval 08</text:p>
          </table:table-cell>
          <table:table-cell table:style-name="ce150" office:value-type="float" office:value="6" calcext:value-type="float">
            <text:p>06</text:p>
          </table:table-cell>
          <table:table-cell table:style-name="ce150" office:value-type="float" office:value="7" calcext:value-type="float">
            <text:p>07</text:p>
          </table:table-cell>
          <table:table-cell table:style-name="ce150" office:value-type="string" calcext:value-type="string">
            <text:p>Eval 08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" calcext:value-type="float">
            <text:p>01</text:p>
          </table:table-cell>
          <table:table-cell table:style-name="ce150" office:value-type="float" office:value="2" calcext:value-type="float">
            <text:p>02</text:p>
          </table:table-cell>
          <table:table-cell table:style-name="ce150" office:value-type="float" office:value="3" calcext:value-type="float">
            <text:p>03</text:p>
          </table:table-cell>
          <table:table-cell table:style-name="ce150" office:value-type="float" office:value="4" calcext:value-type="float">
            <text:p>04</text:p>
          </table:table-cell>
          <table:table-cell table:style-name="ce150" office:value-type="float" office:value="5" calcext:value-type="float">
            <text:p>05</text:p>
          </table:table-cell>
          <table:table-cell table:style-name="ce150" office:value-type="string" calcext:value-type="string">
            <text:p>Eval 09</text:p>
          </table:table-cell>
          <table:table-cell table:style-name="ce150" table:number-columns-repeated="38"/>
          <table:table-cell table:style-name="ce157" table:number-columns-repeated="40"/>
          <table:table-cell table:style-name="ce158" table:number-columns-repeated="895"/>
        </table:table-row>
        <table:table-row table:style-name="ro2">
          <table:table-cell table:number-columns-repeated="2"/>
          <table:table-cell table:style-name="ce125" office:value-type="string" calcext:value-type="string">
            <text:p>von Neumann</text:p>
          </table:table-cell>
          <table:table-cell table:style-name="ce125" office:value-type="string" calcext:value-type="string">
            <text:p>Programmation assembleur</text:p>
          </table:table-cell>
          <table:table-cell table:style-name="ce125" office:value-type="string" calcext:value-type="string">
            <text:p>Exercices assembleur</text:p>
          </table:table-cell>
          <table:table-cell table:style-name="ce125" office:value-type="string" calcext:value-type="string">
            <text:p>Calcul de moyenne – exercice commenté</text:p>
          </table:table-cell>
          <table:table-cell table:style-name="ce136" office:value-type="string" calcext:value-type="string">
            <text:p>Évaluation architecture</text:p>
          </table:table-cell>
          <table:table-cell table:style-name="ce125" office:value-type="string" calcext:value-type="string">
            <text:p>Jeu de dés – constructions élémentaires</text:p>
          </table:table-cell>
          <table:table-cell table:style-name="ce125" office:value-type="string" calcext:value-type="string">
            <text:p>Exercices constructions élémentaires</text:p>
          </table:table-cell>
          <table:table-cell table:style-name="ce151" office:value-type="string" calcext:value-type="string">
            <text:p>Exercices sup – constructions élémentaires</text:p>
          </table:table-cell>
          <table:table-cell table:style-name="ce136" office:value-type="string" calcext:value-type="string">
            <text:p>Dessiner avec turtle</text:p>
          </table:table-cell>
          <table:table-cell table:style-name="ce136" office:value-type="string" calcext:value-type="string">
            <text:p>Évaluation constructions élémentaires</text:p>
          </table:table-cell>
          <table:table-cell table:style-name="ce136" office:value-type="string" calcext:value-type="string">
            <text:p>Fonction – Pierre Feuille Ciseaux</text:p>
          </table:table-cell>
          <table:table-cell table:style-name="ce136" office:value-type="string" calcext:value-type="string">
            <text:p>Exercices fonctions</text:p>
          </table:table-cell>
          <table:table-cell table:style-name="ce152" office:value-type="string" calcext:value-type="string">
            <text:p>Exercices sup fonctions</text:p>
          </table:table-cell>
          <table:table-cell table:style-name="ce136" office:value-type="string" calcext:value-type="string">
            <text:p>Représentation des entiers naturels</text:p>
          </table:table-cell>
          <table:table-cell table:style-name="ce136" office:value-type="string" calcext:value-type="string">
            <text:p>Représentation des entiers relatifs</text:p>
          </table:table-cell>
          <table:table-cell table:style-name="ce136" office:value-type="string" calcext:value-type="string">
            <text:p>Exercices représentation des entiers</text:p>
          </table:table-cell>
          <table:table-cell table:style-name="ce136" office:value-type="string" calcext:value-type="string">
            <text:p>Nombres flottants : </text:p>
            <text:p>Missile Patriot</text:p>
          </table:table-cell>
          <table:table-cell table:style-name="ce136" office:value-type="string" calcext:value-type="string">
            <text:p>Exercices représentation des nombres (en ligne)</text:p>
          </table:table-cell>
          <table:table-cell table:style-name="ce136" office:value-type="string" calcext:value-type="string">
            <text:p>Évaluation représentation nombres (en ligne)</text:p>
          </table:table-cell>
          <table:table-cell table:style-name="ce136" office:value-type="string" calcext:value-type="string">
            <text:p>Types construits – tuple rugby</text:p>
          </table:table-cell>
          <table:table-cell table:style-name="ce136" office:value-type="string" calcext:value-type="string">
            <text:p>Types construits – tableau saut en longueur</text:p>
          </table:table-cell>
          <table:table-cell table:style-name="ce136" office:value-type="string" calcext:value-type="string">
            <text:p>Types construits – dictionnaire concessionnaire</text:p>
          </table:table-cell>
          <table:table-cell table:style-name="ce136" office:value-type="string" calcext:value-type="string">
            <text:p>Exercices types construits</text:p>
          </table:table-cell>
          <table:table-cell table:style-name="ce136" office:value-type="string" calcext:value-type="string">
            <text:p>Documentation</text:p>
          </table:table-cell>
          <table:table-cell table:style-name="ce136" office:value-type="string" calcext:value-type="string">
            <text:p>Construction par compréhension</text:p>
          </table:table-cell>
          <table:table-cell table:style-name="ce136" office:value-type="string" calcext:value-type="string">
            <text:p>Bilan Types construits</text:p>
          </table:table-cell>
          <table:table-cell table:style-name="ce136" office:value-type="string" calcext:value-type="string">
            <text:p>Exercices types construits (capytale)</text:p>
          </table:table-cell>
          <table:table-cell table:style-name="ce136" office:value-type="string" calcext:value-type="string">
            <text:p>Types construits</text:p>
          </table:table-cell>
          <table:table-cell table:style-name="ce136" office:value-type="string" calcext:value-type="string">
            <text:p>Puissance 4</text:p>
          </table:table-cell>
          <table:table-cell table:style-name="ce136" office:value-type="string" calcext:value-type="string">
            <text:p>Puissance 4 – jeu de tests</text:p>
          </table:table-cell>
          <table:table-cell table:style-name="ce136" office:value-type="string" calcext:value-type="string">
            <text:p>Projet types construits – jeu de plateau</text:p>
          </table:table-cell>
          <table:table-cell table:style-name="ce136" office:value-type="string" calcext:value-type="string">
            <text:p>Parcours séquentiel (variant/invariant)</text:p>
          </table:table-cell>
          <table:table-cell table:style-name="ce136" office:value-type="string" calcext:value-type="string">
            <text:p>Exercices parcours séquentiel</text:p>
          </table:table-cell>
          <table:table-cell table:style-name="ce136" office:value-type="string" calcext:value-type="string">
            <text:p>Recherche dichotomique</text:p>
          </table:table-cell>
          <table:table-cell table:style-name="ce136" office:value-type="string" calcext:value-type="string">
            <text:p>Parcours séquentiel</text:p>
          </table:table-cell>
          <table:table-cell table:style-name="ce136" office:value-type="string" calcext:value-type="string">
            <text:p>Exercices type bac 01</text:p>
          </table:table-cell>
          <table:table-cell table:style-name="ce136" office:value-type="string" calcext:value-type="string">
            <text:p>Portes logiques</text:p>
          </table:table-cell>
          <table:table-cell table:style-name="ce136" office:value-type="string" calcext:value-type="string">
            <text:p>QCM portes logiques</text:p>
          </table:table-cell>
          <table:table-cell table:style-name="ce136" office:value-type="string" calcext:value-type="string">
            <text:p>Additionneur</text:p>
          </table:table-cell>
          <table:table-cell table:style-name="ce136" office:value-type="string" calcext:value-type="string">
            <text:p>Exercices fonctions booléennes</text:p>
          </table:table-cell>
          <table:table-cell table:style-name="ce153" office:value-type="string" calcext:value-type="string">
            <text:p>Fonctions booléennes</text:p>
          </table:table-cell>
          <table:table-cell table:style-name="ce136" office:value-type="string" calcext:value-type="string">
            <text:p>Encodage des caractères</text:p>
          </table:table-cell>
          <table:table-cell table:style-name="ce136" office:value-type="string" calcext:value-type="string">
            <text:p>Exercices encodage</text:p>
          </table:table-cell>
          <table:table-cell table:style-name="ce136" office:value-type="string" calcext:value-type="string">
            <text:p>Applications Android</text:p>
          </table:table-cell>
          <table:table-cell table:style-name="ce136" office:value-type="string" calcext:value-type="string">
            <text:p>Pokémon GO</text:p>
          </table:table-cell>
          <table:table-cell table:style-name="ce136" office:value-type="string" calcext:value-type="string">
            <text:p>Exercices données en table</text:p>
          </table:table-cell>
          <table:table-cell table:style-name="ce136" office:value-type="string" calcext:value-type="string">
            <text:p>Trier des cartes</text:p>
          </table:table-cell>
          <table:table-cell table:style-name="ce136" office:value-type="string" calcext:value-type="string">
            <text:p>Exercies tris</text:p>
          </table:table-cell>
          <table:table-cell table:style-name="ce153" office:value-type="string" calcext:value-type="string">
            <text:p>tris et données en table</text:p>
          </table:table-cell>
          <table:table-cell table:style-name="ce136" office:value-type="string" calcext:value-type="string">
            <text:p>glouton</text:p>
          </table:table-cell>
          <table:table-cell table:style-name="ce136" office:value-type="string" calcext:value-type="string">
            <text:p>kNN</text:p>
          </table:table-cell>
          <table:table-cell table:style-name="ce136" office:value-type="string" calcext:value-type="string">
            <text:p>système d’exploitation</text:p>
          </table:table-cell>
          <table:table-cell table:style-name="ce125" office:value-type="string" calcext:value-type="string">
            <text:p>réseau puis interaction</text:p>
          </table:table-cell>
          <table:table-cell table:style-name="ce136" table:number-columns-repeated="12"/>
          <table:table-cell table:style-name="ce154" table:number-columns-repeated="4"/>
          <table:table-cell table:style-name="ce136"/>
          <table:table-cell table:style-name="ce155"/>
          <table:table-cell table:style-name="ce139"/>
          <table:table-cell table:style-name="ce125"/>
          <table:table-cell table:style-name="ce136" table:number-columns-repeated="2"/>
          <table:table-cell table:style-name="ce156"/>
          <table:table-cell table:style-name="ce136"/>
          <table:table-cell table:style-name="ce125"/>
          <table:table-cell table:style-name="ce139"/>
          <table:table-cell table:style-name="ce125" table:number-columns-repeated="8"/>
          <table:table-cell table:style-name="ce142" table:number-columns-repeated="40"/>
          <table:table-cell table:number-columns-repeated="895"/>
        </table:table-row>
        <table:table-row table:style-name="ro3">
          <table:table-cell table:style-name="ce116" table:number-columns-repeated="2"/>
          <table:table-cell table:style-name="ce126" office:value-type="date" office:date-value="2021-09-06" calcext:value-type="date">
            <text:p>6 sept.</text:p>
          </table:table-cell>
          <table:table-cell table:style-name="ce126" office:value-type="date" office:date-value="2021-09-07" calcext:value-type="date">
            <text:p>7 sept.</text:p>
          </table:table-cell>
          <table:table-cell table:style-name="ce126" office:value-type="date" office:date-value="2021-09-13" calcext:value-type="date">
            <text:p>13 sept.</text:p>
          </table:table-cell>
          <table:table-cell table:style-name="ce126" office:value-type="date" office:date-value="2021-09-20" calcext:value-type="date">
            <text:p>20 sept.</text:p>
          </table:table-cell>
          <table:table-cell table:number-columns-repeated="2" table:style-name="ce126" office:value-type="date" office:date-value="2021-09-21" calcext:value-type="date">
            <text:p>21 sept.</text:p>
          </table:table-cell>
          <table:table-cell table:style-name="ce126" office:value-type="date" office:date-value="2021-09-27" calcext:value-type="date">
            <text:p>27 sept.</text:p>
          </table:table-cell>
          <table:table-cell table:number-columns-repeated="2" table:style-name="ce126" office:value-type="date" office:date-value="2021-10-05" calcext:value-type="date">
            <text:p>5 oct.</text:p>
          </table:table-cell>
          <table:table-cell table:number-columns-repeated="2" table:style-name="ce126" office:value-type="date" office:date-value="2021-10-11" calcext:value-type="date">
            <text:p>11 oct.</text:p>
          </table:table-cell>
          <table:table-cell table:style-name="ce126" office:value-type="date" office:date-value="2021-10-12" calcext:value-type="date">
            <text:p>12 oct.</text:p>
          </table:table-cell>
          <table:table-cell table:style-name="ce126" office:value-type="date" office:date-value="2021-10-18" calcext:value-type="date">
            <text:p>18 oct.</text:p>
          </table:table-cell>
          <table:table-cell table:style-name="ce126" office:value-type="date" office:date-value="2021-10-19" calcext:value-type="date">
            <text:p>19 oct.</text:p>
          </table:table-cell>
          <table:table-cell table:number-columns-repeated="2" table:style-name="ce126" office:value-type="date" office:date-value="2021-11-08" calcext:value-type="date">
            <text:p>8 nov.</text:p>
          </table:table-cell>
          <table:table-cell table:number-columns-repeated="2" table:style-name="ce126" office:value-type="date" office:date-value="2021-11-09" calcext:value-type="date">
            <text:p>9 nov.</text:p>
          </table:table-cell>
          <table:table-cell table:style-name="ce126" office:value-type="date" office:date-value="2021-11-22" calcext:value-type="date">
            <text:p>22 nov.</text:p>
          </table:table-cell>
          <table:table-cell table:style-name="ce126" office:value-type="date" office:date-value="2021-11-16" calcext:value-type="date">
            <text:p>16 nov.</text:p>
          </table:table-cell>
          <table:table-cell table:style-name="ce126" office:value-type="date" office:date-value="2021-11-17" calcext:value-type="date">
            <text:p>17 nov.</text:p>
          </table:table-cell>
          <table:table-cell table:style-name="ce126" office:value-type="date" office:date-value="2021-11-22" calcext:value-type="date">
            <text:p>22 nov.</text:p>
          </table:table-cell>
          <table:table-cell table:style-name="ce126" office:value-type="date" office:date-value="2021-11-23" calcext:value-type="date">
            <text:p>23 nov.</text:p>
          </table:table-cell>
          <table:table-cell table:number-columns-repeated="4" table:style-name="ce126" office:value-type="date" office:date-value="2021-11-30" calcext:value-type="date">
            <text:p>30 nov.</text:p>
          </table:table-cell>
          <table:table-cell table:style-name="ce126" office:value-type="date" office:date-value="2021-12-14" calcext:value-type="date">
            <text:p>14 déc.</text:p>
          </table:table-cell>
          <table:table-cell table:style-name="ce126" office:value-type="date" office:date-value="2021-12-06" calcext:value-type="date">
            <text:p>6 déc.</text:p>
          </table:table-cell>
          <table:table-cell table:number-columns-repeated="2" table:style-name="ce126" office:value-type="date" office:date-value="2021-12-07" calcext:value-type="date">
            <text:p>7 déc.</text:p>
          </table:table-cell>
          <table:table-cell table:style-name="ce126" office:value-type="date" office:date-value="2021-12-13" calcext:value-type="date">
            <text:p>13 déc.</text:p>
          </table:table-cell>
          <table:table-cell table:style-name="ce126" office:value-type="date" office:date-value="2021-01-03" calcext:value-type="date">
            <text:p>3 janv.</text:p>
          </table:table-cell>
          <table:table-cell table:style-name="ce126" office:value-type="date" office:date-value="2022-01-10" calcext:value-type="date">
            <text:p>10 janv.</text:p>
          </table:table-cell>
          <table:table-cell table:style-name="ce126" office:value-type="date" office:date-value="2022-01-17" calcext:value-type="date">
            <text:p>17 janv.</text:p>
          </table:table-cell>
          <table:table-cell table:style-name="ce126" office:value-type="date" office:date-value="2022-02-08" calcext:value-type="date">
            <text:p>8 févr.</text:p>
          </table:table-cell>
          <table:table-cell table:style-name="ce126" office:value-type="date" office:date-value="2022-01-18" calcext:value-type="date">
            <text:p>18 janv.</text:p>
          </table:table-cell>
          <table:table-cell table:style-name="ce126" office:value-type="date" office:date-value="2022-01-24" calcext:value-type="date">
            <text:p>24 janv.</text:p>
          </table:table-cell>
          <table:table-cell table:style-name="ce126" office:value-type="date" office:date-value="2022-01-18" calcext:value-type="date">
            <text:p>18 janv.</text:p>
          </table:table-cell>
          <table:table-cell table:style-name="ce126" office:value-type="date" office:date-value="2022-01-25" calcext:value-type="date">
            <text:p>25 janv.</text:p>
          </table:table-cell>
          <table:table-cell table:style-name="ce126" table:number-columns-repeated="3"/>
          <table:table-cell table:style-name="ce126" office:value-type="date" office:date-value="2022-03-01" calcext:value-type="date">
            <text:p>1 mars</text:p>
          </table:table-cell>
          <table:table-cell table:style-name="ce126" office:value-type="date" office:date-value="2022-03-15" calcext:value-type="date">
            <text:p>15 mars</text:p>
          </table:table-cell>
          <table:table-cell table:style-name="ce126" office:value-type="date" office:date-value="2022-03-14" calcext:value-type="date">
            <text:p>14 mars</text:p>
          </table:table-cell>
          <table:table-cell table:style-name="ce126" table:number-columns-repeated="41"/>
          <table:table-cell table:style-name="ce143" table:number-columns-repeated="40"/>
          <table:table-cell table:style-name="ce147" table:number-columns-repeated="895"/>
        </table:table-row>
        <table:table-row table:style-name="ro3">
          <table:table-cell table:style-name="ce117" table:number-columns-repeated="2"/>
          <table:table-cell table:style-name="ce127" office:value-type="float" office:value="2" calcext:value-type="float">
            <text:p>2</text:p>
          </table:table-cell>
          <table:table-cell table:number-columns-repeated="2" table:style-name="ce127" office:value-type="float" office:value="3" calcext:value-type="float">
            <text:p>3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2.5" calcext:value-type="float">
            <text:p>2,5</text:p>
          </table:table-cell>
          <table:table-cell table:style-name="ce127"/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2.5" calcext:value-type="float">
            <text:p>2,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1.5" calcext:value-type="float">
            <text:p>1,5</text:p>
          </table:table-cell>
          <table:table-cell table:number-columns-repeated="2" table:style-name="ce127" office:value-type="float" office:value="0.5" calcext:value-type="float">
            <text:p>0,5</text:p>
          </table:table-cell>
          <table:table-cell table:number-columns-repeated="2" table:style-name="ce127" office:value-type="float" office:value="1.5" calcext:value-type="float">
            <text:p>1,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.5" calcext:value-type="float">
            <text:p>2,5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table:number-columns-repeated="3"/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127" office:value-type="float" office:value="1.5" calcext:value-type="float">
            <text:p>1,5</text:p>
          </table:table-cell>
          <table:table-cell table:style-name="ce127" table:number-columns-repeated="2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0.5" calcext:value-type="float">
            <text:p>0,5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1" calcext:value-type="float">
            <text:p>1</text:p>
          </table:table-cell>
          <table:table-cell table:style-name="ce127" table:number-columns-repeated="3"/>
          <table:table-cell table:style-name="ce127" office:value-type="float" office:value="2.5" calcext:value-type="float">
            <text:p>2,5</text:p>
          </table:table-cell>
          <table:table-cell table:style-name="ce127" office:value-type="float" office:value="2" calcext:value-type="float">
            <text:p>2</text:p>
          </table:table-cell>
          <table:table-cell table:style-name="ce127" table:number-columns-repeated="42"/>
          <table:table-cell table:style-name="ce144" table:number-columns-repeated="40"/>
          <table:table-cell table:style-name="ce148" table:number-columns-repeated="895"/>
        </table:table-row>
        <table:table-row table:style-name="ro4">
          <table:table-cell table:style-name="ce118" office:value-type="string" calcext:value-type="string" table:number-columns-spanned="2" table:number-rows-spanned="1">
            <text:p>Histoire de l’informatique</text:p>
          </table:table-cell>
          <table:covered-table-cell table:style-name="ce120"/>
          <table:table-cell table:style-name="ce128"/>
          <table:table-cell table:style-name="ce137" table:number-columns-repeated="80"/>
          <table:table-cell table:number-columns-repeated="941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29"/>
          <table:table-cell table:style-name="ce138" table:number-columns-repeated="80"/>
          <table:table-cell table:number-columns-repeated="941"/>
        </table:table-row>
        <table:table-row table:style-name="ro7">
          <table:table-cell table:style-name="ce120" office:value-type="string" calcext:value-type="string">
            <text:p>Événements clés de l’histoire de</text:p>
            <text:p>l’informatique</text:p>
          </table:table-cell>
          <table:table-cell table:style-name="ce120" office:value-type="string" calcext:value-type="string">
            <text:p>Situer dans le temps les principaux événements de l’histoire de l’informatique et leurs protagonistes.</text:p>
          </table:table-cell>
          <table:table-cell table:style-name="ce130" office:value-type="string" calcext:value-type="string">
            <text:p>X</text:p>
          </table:table-cell>
          <table:table-cell table:style-name="ce130" table:number-columns-repeated="80"/>
          <table:table-cell table:number-columns-repeated="941"/>
        </table:table-row>
        <table:table-row table:style-name="ro5">
          <table:table-cell table:number-columns-repeated="2"/>
          <table:table-cell table:style-name="ce131" table:number-columns-repeated="81"/>
          <table:table-cell table:number-columns-repeated="941"/>
        </table:table-row>
        <table:table-row table:style-name="ro4">
          <table:table-cell table:style-name="ce11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20"/>
          <table:table-cell table:style-name="ce131" table:number-columns-repeated="81"/>
          <table:table-cell table:number-columns-repeated="941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31" table:number-columns-repeated="81"/>
          <table:table-cell table:number-columns-repeated="941"/>
        </table:table-row>
        <table:table-row table:style-name="ro6">
          <table:table-cell table:style-name="ce120" office:value-type="string" calcext:value-type="string">
            <text:p>Écriture d’un entier positif dans une base b ⩾ 2</text:p>
          </table:table-cell>
          <table:table-cell table:style-name="ce120" office:value-type="string" calcext:value-type="string">
            <text:p>Passer de la représentation d’une base dans une autre.</text:p>
          </table:table-cell>
          <table:table-cell table:style-name="ce130" table:number-columns-repeated="81"/>
          <table:table-cell table:number-columns-repeated="941"/>
        </table:table-row>
        <table:table-row table:style-name="ro8">
          <table:table-cell table:style-name="ce120" office:value-type="string" calcext:value-type="string" table:number-columns-spanned="1" table:number-rows-spanned="2">
            <text:p>Représentation binaire d’un entier relatif</text:p>
          </table:table-cell>
          <table:table-cell table:style-name="ce12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30" table:number-columns-repeated="81"/>
          <table:table-cell table:number-columns-repeated="941"/>
        </table:table-row>
        <table:table-row table:style-name="ro3">
          <table:covered-table-cell table:style-name="ce120"/>
          <table:table-cell table:style-name="ce120" office:value-type="string" calcext:value-type="string">
            <text:p>Utiliser le complément à 2.</text:p>
          </table:table-cell>
          <table:table-cell table:style-name="ce130" table:number-columns-repeated="81"/>
          <table:table-cell table:number-columns-repeated="941"/>
        </table:table-row>
        <table:table-row table:style-name="ro7">
          <table:table-cell table:style-name="ce121" office:value-type="string" calcext:value-type="string">
            <text:p>Représentation approximative des</text:p>
            <text:p>nombres réels : notion de nombre flottant</text:p>
          </table:table-cell>
          <table:table-cell table:style-name="ce120" office:value-type="string" calcext:value-type="string">
            <text:p>Calculer sur quelques exemples la représentation de nombres réels : 0.1, 0.25 ou 1/3.</text:p>
          </table:table-cell>
          <table:table-cell table:style-name="ce130" table:number-columns-repeated="81"/>
          <table:table-cell table:number-columns-repeated="941"/>
        </table:table-row>
        <table:table-row table:style-name="ro7">
          <table:table-cell table:style-name="ce12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20" office:value-type="string" calcext:value-type="string">
            <text:p>Dresser la table d’une expression booléenne.</text:p>
          </table:table-cell>
          <table:table-cell table:style-name="ce130" table:number-columns-repeated="81"/>
          <table:table-cell table:number-columns-repeated="941"/>
        </table:table-row>
        <table:table-row table:style-name="ro6">
          <table:table-cell table:style-name="ce12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20" office:value-type="string" calcext:value-type="string">
            <text:p>Identifier l’intérêt des différents</text:p>
            <text:p>systèmes d’encodage.</text:p>
          </table:table-cell>
          <table:table-cell table:style-name="ce130" table:number-columns-repeated="81"/>
          <table:table-cell table:number-columns-repeated="941"/>
        </table:table-row>
        <table:table-row table:style-name="ro6">
          <table:covered-table-cell table:style-name="ce120"/>
          <table:table-cell table:style-name="ce120" office:value-type="string" calcext:value-type="string">
            <text:p>Convertir un fichier texte dans différents formats d’encodage.</text:p>
          </table:table-cell>
          <table:table-cell table:style-name="ce130" table:number-columns-repeated="81"/>
          <table:table-cell table:number-columns-repeated="941"/>
        </table:table-row>
        <table:table-row table:style-name="ro5">
          <table:table-cell table:number-columns-repeated="2"/>
          <table:table-cell table:style-name="ce131" table:number-columns-repeated="81"/>
          <table:table-cell table:number-columns-repeated="941"/>
        </table:table-row>
        <table:table-row table:style-name="ro4">
          <table:table-cell table:style-name="ce11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20"/>
          <table:table-cell table:style-name="ce132"/>
          <table:table-cell table:style-name="ce131" table:number-columns-repeated="80"/>
          <table:table-cell table:number-columns-repeated="941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31" table:number-columns-repeated="81"/>
          <table:table-cell table:number-columns-repeated="941"/>
        </table:table-row>
        <table:table-row table:style-name="ro6">
          <table:table-cell table:style-name="ce120" office:value-type="string" calcext:value-type="string">
            <text:p>p-uplets.</text:p>
            <text:p>p-uplets nommés</text:p>
          </table:table-cell>
          <table:table-cell table:style-name="ce120" office:value-type="string" calcext:value-type="string">
            <text:p>Écrire une fonction renvoyant un p-uplet de valeurs.</text:p>
          </table:table-cell>
          <table:table-cell table:style-name="ce130" table:number-columns-repeated="81"/>
          <table:table-cell table:number-columns-repeated="941"/>
        </table:table-row>
        <table:table-row table:style-name="ro6">
          <table:table-cell table:style-name="ce12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20" office:value-type="string" calcext:value-type="string">
            <text:p>Lire et modifier les éléments d’un tableau grâce à leurs index.</text:p>
          </table:table-cell>
          <table:table-cell table:style-name="ce130" table:number-columns-repeated="81"/>
          <table:table-cell table:number-columns-repeated="941"/>
        </table:table-row>
        <table:table-row table:style-name="ro6">
          <table:covered-table-cell table:style-name="ce120"/>
          <table:table-cell table:style-name="ce120" office:value-type="string" calcext:value-type="string">
            <text:p>Construire un tableau par compréhension.</text:p>
          </table:table-cell>
          <table:table-cell table:style-name="ce130" table:number-columns-repeated="81"/>
          <table:table-cell table:number-columns-repeated="941"/>
        </table:table-row>
        <table:table-row table:style-name="ro7">
          <table:covered-table-cell table:style-name="ce120"/>
          <table:table-cell table:style-name="ce120" office:value-type="string" calcext:value-type="string">
            <text:p>Utiliser des tableaux de tableaux pour représenter des matrices : notation a [i] [j].</text:p>
          </table:table-cell>
          <table:table-cell table:style-name="ce130" table:number-columns-repeated="81"/>
          <table:table-cell table:number-columns-repeated="941"/>
        </table:table-row>
        <table:table-row table:style-name="ro3">
          <table:covered-table-cell table:style-name="ce120"/>
          <table:table-cell table:style-name="ce120" office:value-type="string" calcext:value-type="string">
            <text:p>Itérer sur les éléments d’un tableau.</text:p>
          </table:table-cell>
          <table:table-cell table:style-name="ce130" table:number-columns-repeated="81"/>
          <table:table-cell table:number-columns-repeated="941"/>
        </table:table-row>
        <table:table-row table:style-name="ro6">
          <table:table-cell table:style-name="ce120" office:value-type="string" calcext:value-type="string" table:number-columns-spanned="1" table:number-rows-spanned="2">
            <text:p>Dictionnaires par clés et valeurs</text:p>
          </table:table-cell>
          <table:table-cell table:style-name="ce120" office:value-type="string" calcext:value-type="string">
            <text:p>Construire une entrée de dictionnaire.</text:p>
          </table:table-cell>
          <table:table-cell table:style-name="ce130" table:number-columns-repeated="81"/>
          <table:table-cell table:number-columns-repeated="941"/>
        </table:table-row>
        <table:table-row table:style-name="ro6">
          <table:covered-table-cell table:style-name="ce120"/>
          <table:table-cell table:style-name="ce120" office:value-type="string" calcext:value-type="string">
            <text:p>Itérer sur les éléments d’un dictionnaire.</text:p>
          </table:table-cell>
          <table:table-cell table:style-name="ce130" table:number-columns-repeated="81"/>
          <table:table-cell table:number-columns-repeated="941"/>
        </table:table-row>
        <table:table-row table:style-name="ro9">
          <table:table-cell table:number-columns-repeated="2"/>
          <table:table-cell table:style-name="ce131" table:number-columns-repeated="81"/>
          <table:table-cell table:number-columns-repeated="941"/>
        </table:table-row>
        <table:table-row table:style-name="ro4">
          <table:table-cell table:style-name="ce118" office:value-type="string" calcext:value-type="string" table:number-columns-spanned="2" table:number-rows-spanned="1">
            <text:p>Traitement de données en tables</text:p>
          </table:table-cell>
          <table:covered-table-cell table:style-name="ce120"/>
          <table:table-cell table:style-name="ce133" table:number-columns-repeated="81"/>
          <table:table-cell table:number-columns-repeated="941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29"/>
          <table:table-cell table:style-name="ce138" table:number-columns-repeated="80"/>
          <table:table-cell table:number-columns-repeated="941"/>
        </table:table-row>
        <table:table-row table:style-name="ro6">
          <table:table-cell table:style-name="ce120" office:value-type="string" calcext:value-type="string">
            <text:p>Indexation de tables</text:p>
          </table:table-cell>
          <table:table-cell table:style-name="ce120" office:value-type="string" calcext:value-type="string">
            <text:p>Importer une table depuis un fichier texte tabulé ou un fichier CSV.</text:p>
          </table:table-cell>
          <table:table-cell table:style-name="ce130" table:number-columns-repeated="81"/>
          <table:table-cell table:number-columns-repeated="941"/>
        </table:table-row>
        <table:table-row table:style-name="ro7">
          <table:table-cell table:style-name="ce120" office:value-type="string" calcext:value-type="string">
            <text:p>Recherche dans une table</text:p>
          </table:table-cell>
          <table:table-cell table:style-name="ce120" office:value-type="string" calcext:value-type="string">
            <text:p>Rechercher les lignes d’une table vérifiant des critères exprimés en logique propositionnelle.</text:p>
          </table:table-cell>
          <table:table-cell table:style-name="ce130" table:number-columns-repeated="81"/>
          <table:table-cell table:number-columns-repeated="941"/>
        </table:table-row>
        <table:table-row table:style-name="ro3">
          <table:table-cell table:style-name="ce120" office:value-type="string" calcext:value-type="string">
            <text:p>Tri d’une table</text:p>
          </table:table-cell>
          <table:table-cell table:style-name="ce120" office:value-type="string" calcext:value-type="string">
            <text:p>Trier une table suivant une colonne.</text:p>
          </table:table-cell>
          <table:table-cell table:style-name="ce130" table:number-columns-repeated="81"/>
          <table:table-cell table:number-columns-repeated="941"/>
        </table:table-row>
        <table:table-row table:style-name="ro7">
          <table:table-cell table:style-name="ce120" office:value-type="string" calcext:value-type="string">
            <text:p>Fusion de tables</text:p>
          </table:table-cell>
          <table:table-cell table:style-name="ce120" office:value-type="string" calcext:value-type="string">
            <text:p>Construire une nouvelle table en combinant les données de deux tables.</text:p>
          </table:table-cell>
          <table:table-cell table:style-name="ce130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11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20"/>
          <table:table-cell table:number-columns-repeated="1022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20" office:value-type="string" calcext:value-type="string">
            <text:p>Modalités de l’interaction entre l’homme et la machine</text:p>
          </table:table-cell>
          <table:table-cell table:style-name="ce12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35" table:number-columns-repeated="81"/>
          <table:table-cell table:number-columns-repeated="941"/>
        </table:table-row>
        <table:table-row table:style-name="ro8">
          <table:table-cell table:style-name="ce120" office:value-type="string" calcext:value-type="string">
            <text:p>Évènements</text:p>
          </table:table-cell>
          <table:table-cell table:style-name="ce12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35" table:number-columns-repeated="81"/>
          <table:table-cell table:number-columns-repeated="941"/>
        </table:table-row>
        <table:table-row table:style-name="ro7">
          <table:table-cell table:style-name="ce120" office:value-type="string" calcext:value-type="string">
            <text:p>Interaction avec l’utilisateur dans une page Web</text:p>
          </table:table-cell>
          <table:table-cell table:style-name="ce120" office:value-type="string" calcext:value-type="string">
            <text:p>Analyser et modifier les méthodes exécutées lors d’un clic sur un bouton d’une page Web.</text:p>
          </table:table-cell>
          <table:table-cell table:style-name="ce135" table:number-columns-repeated="81"/>
          <table:table-cell table:number-columns-repeated="941"/>
        </table:table-row>
        <table:table-row table:style-name="ro7">
          <table:table-cell table:style-name="ce12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20" office:value-type="string" calcext:value-type="string">
            <text:p>Distinguer ce qui est exécuté sur le client ou sur le serveur et dans quel ordre.</text:p>
          </table:table-cell>
          <table:table-cell table:style-name="ce135" table:number-columns-repeated="81"/>
          <table:table-cell table:number-columns-repeated="941"/>
        </table:table-row>
        <table:table-row table:style-name="ro6">
          <table:covered-table-cell table:style-name="ce120"/>
          <table:table-cell table:style-name="ce120" office:value-type="string" calcext:value-type="string">
            <text:p>Distinguer ce qui est mémorisé dans le client et retransmis au serveur.</text:p>
          </table:table-cell>
          <table:table-cell table:style-name="ce135" table:number-columns-repeated="81"/>
          <table:table-cell table:number-columns-repeated="941"/>
        </table:table-row>
        <table:table-row table:style-name="ro6">
          <table:covered-table-cell table:style-name="ce120"/>
          <table:table-cell table:style-name="ce120" office:value-type="string" calcext:value-type="string">
            <text:p>Reconnaître quand et pourquoi la transmission est chiffrée.</text:p>
          </table:table-cell>
          <table:table-cell table:style-name="ce135" table:number-columns-repeated="81"/>
          <table:table-cell table:number-columns-repeated="941"/>
        </table:table-row>
        <table:table-row table:style-name="ro6">
          <table:table-cell table:style-name="ce120" office:value-type="string" calcext:value-type="string" table:number-columns-spanned="1" table:number-rows-spanned="2">
            <text:p>Formulaire d’une page Web</text:p>
          </table:table-cell>
          <table:table-cell table:style-name="ce120" office:value-type="string" calcext:value-type="string">
            <text:p>Analyser le fonctionnement d’un formulaire simple.</text:p>
          </table:table-cell>
          <table:table-cell table:style-name="ce135" table:number-columns-repeated="81"/>
          <table:table-cell table:number-columns-repeated="941"/>
        </table:table-row>
        <table:table-row table:style-name="ro7">
          <table:covered-table-cell table:style-name="ce120"/>
          <table:table-cell table:style-name="ce120" office:value-type="string" calcext:value-type="string">
            <text:p>Distinguer les transmissions de</text:p>
            <text:p>paramètres par les requêtes POST ou GET.</text:p>
          </table:table-cell>
          <table:table-cell table:style-name="ce135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11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20"/>
          <table:table-cell table:style-name="ce133" table:number-columns-repeated="81"/>
          <table:table-cell table:number-columns-repeated="941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29"/>
          <table:table-cell table:style-name="ce138" table:number-columns-repeated="80"/>
          <table:table-cell table:number-columns-repeated="941"/>
        </table:table-row>
        <table:table-row table:style-name="ro7">
          <table:table-cell table:style-name="ce12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20" office:value-type="string" calcext:value-type="string">
            <text:p>Distinguer les rôles et les caractéristiques des différents constituants d’une machine.</text:p>
          </table:table-cell>
          <table:table-cell table:style-name="ce130" office:value-type="string" calcext:value-type="string">
            <text:p>X</text:p>
          </table:table-cell>
          <table:table-cell table:style-name="ce130" table:number-columns-repeated="80"/>
          <table:table-cell table:number-columns-repeated="941"/>
        </table:table-row>
        <table:table-row table:style-name="ro7">
          <table:covered-table-cell table:style-name="ce120"/>
          <table:table-cell table:style-name="ce120" office:value-type="string" calcext:value-type="string">
            <text:p>Dérouler l’exécution d’une séquence d’instructions simples du type langage machine.</text:p>
          </table:table-cell>
          <table:table-cell table:style-name="ce130"/>
          <table:table-cell table:style-name="ce130" office:value-type="string" calcext:value-type="string">
            <text:p>X</text:p>
          </table:table-cell>
          <table:table-cell table:style-name="ce130" table:number-columns-repeated="79"/>
          <table:table-cell table:number-columns-repeated="941"/>
        </table:table-row>
        <table:table-row table:style-name="ro7">
          <table:table-cell table:style-name="ce12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2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30" table:number-columns-repeated="81"/>
          <table:table-cell table:number-columns-repeated="941"/>
        </table:table-row>
        <table:table-row table:style-name="ro7">
          <table:covered-table-cell table:style-name="ce120"/>
          <table:table-cell table:style-name="ce120" office:value-type="string" calcext:value-type="string">
            <text:p>Dérouler le fonctionnement d’un protocole simple de récupération de perte de paquets (bit alterné).</text:p>
          </table:table-cell>
          <table:table-cell table:style-name="ce130" table:number-columns-repeated="81"/>
          <table:table-cell table:number-columns-repeated="941"/>
        </table:table-row>
        <table:table-row table:style-name="ro6">
          <table:covered-table-cell table:style-name="ce120"/>
          <table:table-cell table:style-name="ce120" office:value-type="string" calcext:value-type="string">
            <text:p>Simuler ou mettre en œuvre un réseau.</text:p>
          </table:table-cell>
          <table:table-cell table:style-name="ce130" table:number-columns-repeated="81"/>
          <table:table-cell table:number-columns-repeated="941"/>
        </table:table-row>
        <table:table-row table:style-name="ro6">
          <table:table-cell table:style-name="ce120" office:value-type="string" calcext:value-type="string" table:number-columns-spanned="1" table:number-rows-spanned="3">
            <text:p>Systèmes d’exploitation</text:p>
          </table:table-cell>
          <table:table-cell table:style-name="ce120" office:value-type="string" calcext:value-type="string">
            <text:p>Identifier les fonctions d’un système d’exploitation.</text:p>
          </table:table-cell>
          <table:table-cell table:style-name="ce130" table:number-columns-repeated="81"/>
          <table:table-cell table:number-columns-repeated="941"/>
        </table:table-row>
        <table:table-row table:style-name="ro6">
          <table:covered-table-cell table:style-name="ce120"/>
          <table:table-cell table:style-name="ce120" office:value-type="string" calcext:value-type="string">
            <text:p>Utiliser les commandes de base en ligne de commande.</text:p>
          </table:table-cell>
          <table:table-cell table:style-name="ce130" table:number-columns-repeated="81"/>
          <table:table-cell table:number-columns-repeated="941"/>
        </table:table-row>
        <table:table-row table:style-name="ro6">
          <table:covered-table-cell table:style-name="ce120"/>
          <table:table-cell table:style-name="ce120" office:value-type="string" calcext:value-type="string">
            <text:p>Gérer les droits et permissions d’accès aux fichiers.</text:p>
          </table:table-cell>
          <table:table-cell table:style-name="ce130" table:number-columns-repeated="81"/>
          <table:table-cell table:number-columns-repeated="941"/>
        </table:table-row>
        <table:table-row table:style-name="ro6">
          <table:table-cell table:style-name="ce12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20" office:value-type="string" calcext:value-type="string">
            <text:p>Identifier le rôle des capteurs et actionneurs.</text:p>
          </table:table-cell>
          <table:table-cell table:style-name="ce130" table:number-columns-repeated="81"/>
          <table:table-cell table:number-columns-repeated="941"/>
        </table:table-row>
        <table:table-row table:style-name="ro7">
          <table:covered-table-cell table:style-name="ce120"/>
          <table:table-cell table:style-name="ce120" office:value-type="string" calcext:value-type="string">
            <text:p>Réaliser par programmation une IHM correspondant à un cahier des charges donné.</text:p>
          </table:table-cell>
          <table:table-cell table:style-name="ce130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11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20"/>
          <table:table-cell table:number-columns-repeated="1022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20" office:value-type="string" calcext:value-type="string">
            <text:p>Systèmes informatiques</text:p>
            <text:p>Embarqués</text:p>
          </table:table-cell>
          <table:table-cell table:style-name="ce12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35" table:number-columns-repeated="81"/>
          <table:table-cell table:number-columns-repeated="941"/>
        </table:table-row>
        <table:table-row table:style-name="ro6">
          <table:table-cell table:style-name="ce120" office:value-type="string" calcext:value-type="string">
            <text:p>Interface homme-machine</text:p>
            <text:p>(IHM)</text:p>
          </table:table-cell>
          <table:table-cell table:style-name="ce120" office:value-type="string" calcext:value-type="string">
            <text:p>Réaliser une IHM simple d’un objet connecté.</text:p>
          </table:table-cell>
          <table:table-cell table:style-name="ce135" table:number-columns-repeated="81"/>
          <table:table-cell table:number-columns-repeated="941"/>
        </table:table-row>
        <table:table-row table:style-name="ro7">
          <table:table-cell table:style-name="ce120" office:value-type="string" calcext:value-type="string">
            <text:p>Commande d’un actionneur, acquisition des données d’un capteur</text:p>
          </table:table-cell>
          <table:table-cell table:style-name="ce120" office:value-type="string" calcext:value-type="string">
            <text:p>Écrire des programmes simples d’acquisition de données ou de commande d’un actionneur.</text:p>
          </table:table-cell>
          <table:table-cell table:style-name="ce135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118" office:value-type="string" calcext:value-type="string" table:number-columns-spanned="2" table:number-rows-spanned="1">
            <text:p>Langages et programmation</text:p>
          </table:table-cell>
          <table:covered-table-cell table:style-name="ce120"/>
          <table:table-cell table:style-name="ce133" table:number-columns-repeated="81"/>
          <table:table-cell table:number-columns-repeated="941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29"/>
          <table:table-cell table:style-name="ce138" table:number-columns-repeated="80"/>
          <table:table-cell table:number-columns-repeated="941"/>
        </table:table-row>
        <table:table-row table:style-name="ro6">
          <table:table-cell table:style-name="ce120" office:value-type="string" calcext:value-type="string">
            <text:p>Constructions élémentaires</text:p>
          </table:table-cell>
          <table:table-cell table:style-name="ce120" office:value-type="string" calcext:value-type="string">
            <text:p>Mettre en évidence un corpus de constructions élémentaires.</text:p>
          </table:table-cell>
          <table:table-cell table:style-name="ce130" table:number-columns-repeated="5"/>
          <table:table-cell table:number-columns-repeated="5" table:style-name="ce130" office:value-type="string" calcext:value-type="string">
            <text:p>X</text:p>
          </table:table-cell>
          <table:table-cell table:style-name="ce130" table:number-columns-repeated="71"/>
          <table:table-cell table:number-columns-repeated="941"/>
        </table:table-row>
        <table:table-row table:style-name="ro8">
          <table:table-cell table:style-name="ce120" office:value-type="string" calcext:value-type="string">
            <text:p>Diversité et unité des langages de</text:p>
            <text:p>programmation</text:p>
          </table:table-cell>
          <table:table-cell table:style-name="ce120" office:value-type="string" calcext:value-type="string">
            <text:p>Repérer, dans un nouveau langage de programmation, les traits communs et les traits particuliers à ce langage.</text:p>
          </table:table-cell>
          <table:table-cell table:style-name="ce130" table:number-columns-repeated="5"/>
          <table:table-cell table:style-name="ce130" office:value-type="string" calcext:value-type="string">
            <text:p>X</text:p>
          </table:table-cell>
          <table:table-cell table:style-name="ce130" table:number-columns-repeated="75"/>
          <table:table-cell table:number-columns-repeated="941"/>
        </table:table-row>
        <table:table-row table:style-name="ro3">
          <table:table-cell table:style-name="ce120" office:value-type="string" calcext:value-type="string" table:number-columns-spanned="1" table:number-rows-spanned="3">
            <text:p>Spécification</text:p>
          </table:table-cell>
          <table:table-cell table:style-name="ce120" office:value-type="string" calcext:value-type="string">
            <text:p>Prototyper une fonction.</text:p>
          </table:table-cell>
          <table:table-cell table:style-name="ce130" table:number-columns-repeated="81"/>
          <table:table-cell table:number-columns-repeated="941"/>
        </table:table-row>
        <table:table-row table:style-name="ro6">
          <table:covered-table-cell table:style-name="ce120"/>
          <table:table-cell table:style-name="ce120" office:value-type="string" calcext:value-type="string">
            <text:p>Décrire les préconditions sur les arguments.</text:p>
          </table:table-cell>
          <table:table-cell table:style-name="ce130" table:number-columns-repeated="81"/>
          <table:table-cell table:number-columns-repeated="941"/>
        </table:table-row>
        <table:table-row table:style-name="ro6">
          <table:covered-table-cell table:style-name="ce120"/>
          <table:table-cell table:style-name="ce120" office:value-type="string" calcext:value-type="string">
            <text:p>Décrire des postconditions sur les résultats.</text:p>
          </table:table-cell>
          <table:table-cell table:style-name="ce130" table:number-columns-repeated="81"/>
          <table:table-cell table:number-columns-repeated="941"/>
        </table:table-row>
        <table:table-row table:style-name="ro3">
          <table:table-cell table:style-name="ce120" office:value-type="string" calcext:value-type="string">
            <text:p>Mise au point de programmes</text:p>
          </table:table-cell>
          <table:table-cell table:style-name="ce120" office:value-type="string" calcext:value-type="string">
            <text:p>Utiliser des jeux de tests.</text:p>
          </table:table-cell>
          <table:table-cell table:style-name="ce130" table:number-columns-repeated="81"/>
          <table:table-cell table:number-columns-repeated="941"/>
        </table:table-row>
        <table:table-row table:style-name="ro6">
          <table:table-cell table:style-name="ce120" office:value-type="string" calcext:value-type="string">
            <text:p>Utilisation de bibliothèques</text:p>
          </table:table-cell>
          <table:table-cell table:style-name="ce120" office:value-type="string" calcext:value-type="string">
            <text:p>Utiliser la documentation d’une bibliothèque.</text:p>
          </table:table-cell>
          <table:table-cell table:style-name="ce130" table:number-columns-repeated="5"/>
          <table:table-cell table:style-name="ce130" office:value-type="string" calcext:value-type="string">
            <text:p>X</text:p>
          </table:table-cell>
          <table:table-cell table:style-name="ce130" table:number-columns-repeated="2"/>
          <table:table-cell table:style-name="ce130" office:value-type="string" calcext:value-type="string">
            <text:p>X</text:p>
          </table:table-cell>
          <table:table-cell table:style-name="ce130" table:number-columns-repeated="72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118" office:value-type="string" calcext:value-type="string" table:number-columns-spanned="2" table:number-rows-spanned="1">
            <text:p>Algorithmique</text:p>
          </table:table-cell>
          <table:covered-table-cell table:style-name="ce120"/>
          <table:table-cell table:style-name="ce133" table:number-columns-repeated="81"/>
          <table:table-cell table:number-columns-repeated="941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29"/>
          <table:table-cell table:style-name="ce138" table:number-columns-repeated="80"/>
          <table:table-cell table:number-columns-repeated="941"/>
        </table:table-row>
        <table:table-row table:style-name="ro7">
          <table:table-cell table:style-name="ce120" office:value-type="string" calcext:value-type="string" table:number-columns-spanned="1" table:number-rows-spanned="2">
            <text:p>Parcours séquentiel d’un tableau</text:p>
          </table:table-cell>
          <table:table-cell table:style-name="ce120" office:value-type="string" calcext:value-type="string">
            <text:p>Écrire un algorithme de recherche d’une occurrence sur des valeurs de type quelconque.</text:p>
          </table:table-cell>
          <table:table-cell table:style-name="ce130" table:number-columns-repeated="81"/>
          <table:table-cell table:number-columns-repeated="941"/>
        </table:table-row>
        <table:table-row table:style-name="ro7">
          <table:covered-table-cell table:style-name="ce120"/>
          <table:table-cell table:style-name="ce120" office:value-type="string" calcext:value-type="string">
            <text:p>Écrire un algorithme de recherche d’un extremum, de calcul d’une moyenne.</text:p>
          </table:table-cell>
          <table:table-cell table:style-name="ce130" table:number-columns-repeated="81"/>
          <table:table-cell table:number-columns-repeated="941"/>
        </table:table-row>
        <table:table-row table:style-name="ro3">
          <table:table-cell table:style-name="ce120" office:value-type="string" calcext:value-type="string" table:number-columns-spanned="1" table:number-rows-spanned="2">
            <text:p>Tris par insertion, par sélection</text:p>
          </table:table-cell>
          <table:table-cell table:style-name="ce120" office:value-type="string" calcext:value-type="string">
            <text:p>Écrire un algorithme de tri.</text:p>
          </table:table-cell>
          <table:table-cell table:style-name="ce130" table:number-columns-repeated="81"/>
          <table:table-cell table:number-columns-repeated="941"/>
        </table:table-row>
        <table:table-row table:style-name="ro7">
          <table:covered-table-cell table:style-name="ce120"/>
          <table:table-cell table:style-name="ce120" office:value-type="string" calcext:value-type="string">
            <text:p>Décrire un invariant de boucle qui prouve la correction des tris par insertion, par sélection.</text:p>
          </table:table-cell>
          <table:table-cell table:style-name="ce130" table:number-columns-repeated="81"/>
          <table:table-cell table:number-columns-repeated="941"/>
        </table:table-row>
        <table:table-row table:style-name="ro8">
          <table:table-cell table:style-name="ce120" office:value-type="string" calcext:value-type="string">
            <text:p>Algorithme des k plus proches voisins</text:p>
          </table:table-cell>
          <table:table-cell table:style-name="ce12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30" table:number-columns-repeated="81"/>
          <table:table-cell table:number-columns-repeated="941"/>
        </table:table-row>
        <table:table-row table:style-name="ro7">
          <table:table-cell table:style-name="ce120" office:value-type="string" calcext:value-type="string">
            <text:p>Recherche dichotomique dans un tableau trié</text:p>
          </table:table-cell>
          <table:table-cell table:style-name="ce120" office:value-type="string" calcext:value-type="string">
            <text:p>Montrer la terminaison de la recherche dichotomique à l’aide d’un variant de boucle.</text:p>
          </table:table-cell>
          <table:table-cell table:style-name="ce130" table:number-columns-repeated="81"/>
          <table:table-cell table:number-columns-repeated="941"/>
        </table:table-row>
        <table:table-row table:style-name="ro6">
          <table:table-cell table:style-name="ce120" office:value-type="string" calcext:value-type="string">
            <text:p>Algorithmes gloutons</text:p>
          </table:table-cell>
          <table:table-cell table:style-name="ce120" office:value-type="string" calcext:value-type="string">
            <text:p>Résoudre un problème grâce à algorithme glouton.</text:p>
          </table:table-cell>
          <table:table-cell table:style-name="ce130" table:number-columns-repeated="81"/>
          <table:table-cell table:number-columns-repeated="94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115"/>
        <table:table-column table:style-name="co5" table:number-columns-repeated="3" table:default-cell-style-name="ce134"/>
        <table:table-column table:style-name="co3" table:number-columns-repeated="82" table:default-cell-style-name="ce13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113" table:number-columns-repeated="2"/>
          <table:table-cell table:style-name="ce123" office:value-type="string" calcext:value-type="string">
            <text:p>Lang</text:p>
          </table:table-cell>
          <table:table-cell table:style-name="ce123" table:number-columns-repeated="9"/>
          <table:table-cell table:style-name="ce123" office:value-type="string" calcext:value-type="string" table:number-columns-spanned="4" table:number-rows-spanned="1">
            <text:p>Algo</text:p>
          </table:table-cell>
          <table:covered-table-cell table:number-columns-repeated="3" table:style-name="ce123"/>
          <table:table-cell table:style-name="ce123" office:value-type="string" calcext:value-type="string" table:number-columns-spanned="10" table:number-rows-spanned="1">
            <text:p>Archi</text:p>
          </table:table-cell>
          <table:covered-table-cell table:number-columns-repeated="9" table:style-name="ce123"/>
          <table:table-cell table:style-name="ce123" office:value-type="string" calcext:value-type="string" table:number-columns-spanned="9" table:number-rows-spanned="1">
            <text:p>BDD</text:p>
          </table:table-cell>
          <table:covered-table-cell table:number-columns-repeated="8" table:style-name="ce123"/>
          <table:table-cell table:style-name="ce123" office:value-type="string" calcext:value-type="string">
            <text:p>BAC</text:p>
          </table:table-cell>
          <table:table-cell table:style-name="ce123" office:value-type="string" calcext:value-type="string">
            <text:p>Algo</text:p>
          </table:table-cell>
          <table:table-cell table:style-name="ce123" office:value-type="string" calcext:value-type="string" table:number-columns-spanned="11" table:number-rows-spanned="1">
            <text:p>Algo</text:p>
          </table:table-cell>
          <table:covered-table-cell table:number-columns-repeated="10" table:style-name="ce123"/>
          <table:table-cell table:style-name="ce123" office:value-type="string" calcext:value-type="string" table:number-columns-spanned="11" table:number-rows-spanned="1">
            <text:p>Archi</text:p>
          </table:table-cell>
          <table:covered-table-cell table:number-columns-repeated="10" table:style-name="ce123"/>
          <table:table-cell table:style-name="ce123" office:value-type="string" calcext:value-type="string">
            <text:p>BAC</text:p>
          </table:table-cell>
          <table:table-cell table:style-name="ce123" office:value-type="string" calcext:value-type="string" table:number-columns-spanned="12" table:number-rows-spanned="1">
            <text:p>Algo</text:p>
          </table:table-cell>
          <table:covered-table-cell table:number-columns-repeated="11" table:style-name="ce123"/>
          <table:table-cell table:style-name="ce123" office:value-type="string" calcext:value-type="string" table:number-columns-spanned="4" table:number-rows-spanned="1">
            <text:p>Archi</text:p>
          </table:table-cell>
          <table:covered-table-cell table:number-columns-repeated="3" table:style-name="ce123"/>
          <table:table-cell table:style-name="ce123" table:number-columns-repeated="2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2" table:number-rows-spanned="1"/>
          <table:covered-table-cell table:style-name="ce123"/>
          <table:table-cell table:style-name="ce123" table:number-columns-repeated="4"/>
          <table:table-cell table:style-name="ce140" table:number-columns-repeated="40"/>
          <table:table-cell table:style-name="ce145" table:number-columns-repeated="897"/>
        </table:table-row>
        <table:table-row table:style-name="ro1">
          <table:table-cell table:style-name="ce114" table:number-columns-repeated="2"/>
          <table:table-cell table:style-name="ce124" office:value-type="float" office:value="1" calcext:value-type="float">
            <text:p>01</text:p>
          </table:table-cell>
          <table:table-cell table:style-name="ce124" office:value-type="float" office:value="2" calcext:value-type="float">
            <text:p>02</text:p>
          </table:table-cell>
          <table:table-cell table:style-name="ce124" office:value-type="float" office:value="3" calcext:value-type="float">
            <text:p>03</text:p>
          </table:table-cell>
          <table:table-cell table:style-name="ce124" office:value-type="float" office:value="4" calcext:value-type="float">
            <text:p>04</text:p>
          </table:table-cell>
          <table:table-cell table:style-name="ce124" office:value-type="string" calcext:value-type="string">
            <text:p>Eval 01</text:p>
          </table:table-cell>
          <table:table-cell table:style-name="ce124" office:value-type="string" calcext:value-type="string">
            <text:p>Eval 02</text:p>
          </table:table-cell>
          <table:table-cell table:style-name="ce124" office:value-type="float" office:value="5" calcext:value-type="float">
            <text:p>05</text:p>
          </table:table-cell>
          <table:table-cell table:style-name="ce124" office:value-type="float" office:value="6" calcext:value-type="float">
            <text:p>06</text:p>
          </table:table-cell>
          <table:table-cell table:style-name="ce124" office:value-type="float" office:value="7" calcext:value-type="float">
            <text:p>07</text:p>
          </table:table-cell>
          <table:table-cell table:style-name="ce124" office:value-type="string" calcext:value-type="string">
            <text:p>Eval 03</text:p>
          </table:table-cell>
          <table:table-cell table:style-name="ce124" office:value-type="float" office:value="1" calcext:value-type="float">
            <text:p>01</text:p>
          </table:table-cell>
          <table:table-cell table:style-name="ce124" office:value-type="float" office:value="2" calcext:value-type="float">
            <text:p>02</text:p>
          </table:table-cell>
          <table:table-cell table:style-name="ce124" office:value-type="float" office:value="3" calcext:value-type="float">
            <text:p>03</text:p>
          </table:table-cell>
          <table:table-cell table:style-name="ce124" office:value-type="string" calcext:value-type="string">
            <text:p>Eval 04</text:p>
          </table:table-cell>
          <table:table-cell table:style-name="ce124" office:value-type="float" office:value="1" calcext:value-type="float">
            <text:p>01</text:p>
          </table:table-cell>
          <table:table-cell table:style-name="ce124" office:value-type="float" office:value="2" calcext:value-type="float">
            <text:p>02</text:p>
          </table:table-cell>
          <table:table-cell table:style-name="ce124" office:value-type="float" office:value="3" calcext:value-type="float">
            <text:p>03</text:p>
          </table:table-cell>
          <table:table-cell table:style-name="ce124" office:value-type="float" office:value="4" calcext:value-type="float">
            <text:p>04</text:p>
          </table:table-cell>
          <table:table-cell table:style-name="ce124" office:value-type="float" office:value="5" calcext:value-type="float">
            <text:p>05</text:p>
          </table:table-cell>
          <table:table-cell table:style-name="ce124" office:value-type="float" office:value="6" calcext:value-type="float">
            <text:p>06</text:p>
          </table:table-cell>
          <table:table-cell table:style-name="ce124" office:value-type="float" office:value="7" calcext:value-type="float">
            <text:p>07</text:p>
          </table:table-cell>
          <table:table-cell table:style-name="ce124" office:value-type="float" office:value="8" calcext:value-type="float">
            <text:p>08</text:p>
          </table:table-cell>
          <table:table-cell table:style-name="ce124" office:value-type="float" office:value="9" calcext:value-type="float">
            <text:p>09</text:p>
          </table:table-cell>
          <table:table-cell table:style-name="ce124" office:value-type="string" calcext:value-type="string">
            <text:p>Eval 05</text:p>
          </table:table-cell>
          <table:table-cell table:style-name="ce124" office:value-type="float" office:value="1" calcext:value-type="float">
            <text:p>01</text:p>
          </table:table-cell>
          <table:table-cell table:style-name="ce124" office:value-type="float" office:value="2" calcext:value-type="float">
            <text:p>02</text:p>
          </table:table-cell>
          <table:table-cell table:style-name="ce124" office:value-type="float" office:value="3" calcext:value-type="float">
            <text:p>03</text:p>
          </table:table-cell>
          <table:table-cell table:style-name="ce124" office:value-type="float" office:value="4" calcext:value-type="float">
            <text:p>04</text:p>
          </table:table-cell>
          <table:table-cell table:style-name="ce124" office:value-type="float" office:value="5" calcext:value-type="float">
            <text:p>05</text:p>
          </table:table-cell>
          <table:table-cell table:style-name="ce124" office:value-type="float" office:value="6" calcext:value-type="float">
            <text:p>06</text:p>
          </table:table-cell>
          <table:table-cell table:style-name="ce124" office:value-type="float" office:value="7" calcext:value-type="float">
            <text:p>07</text:p>
          </table:table-cell>
          <table:table-cell table:style-name="ce124" office:value-type="float" office:value="8" calcext:value-type="float">
            <text:p>08</text:p>
          </table:table-cell>
          <table:table-cell table:style-name="ce124" office:value-type="string" calcext:value-type="string">
            <text:p>Eval 06</text:p>
          </table:table-cell>
          <table:table-cell table:style-name="ce124" office:value-type="float" office:value="1" calcext:value-type="float">
            <text:p>01</text:p>
          </table:table-cell>
          <table:table-cell table:style-name="ce124"/>
          <table:table-cell table:style-name="ce124" office:value-type="float" office:value="4" calcext:value-type="float">
            <text:p>04</text:p>
          </table:table-cell>
          <table:table-cell table:style-name="ce124" office:value-type="float" office:value="5" calcext:value-type="float">
            <text:p>05</text:p>
          </table:table-cell>
          <table:table-cell table:style-name="ce124" office:value-type="float" office:value="6" calcext:value-type="float">
            <text:p>06</text:p>
          </table:table-cell>
          <table:table-cell table:style-name="ce124" office:value-type="float" office:value="7" calcext:value-type="float">
            <text:p>07</text:p>
          </table:table-cell>
          <table:table-cell table:style-name="ce124" office:value-type="float" office:value="8" calcext:value-type="float">
            <text:p>08</text:p>
          </table:table-cell>
          <table:table-cell table:style-name="ce124" office:value-type="float" office:value="9" calcext:value-type="float">
            <text:p>09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12" calcext:value-type="float">
            <text:p>12</text:p>
          </table:table-cell>
          <table:table-cell table:style-name="ce124" office:value-type="string" calcext:value-type="string">
            <text:p>Eval 07</text:p>
          </table:table-cell>
          <table:table-cell table:style-name="ce124" office:value-type="string" calcext:value-type="string">
            <text:p>Eval 08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12" calcext:value-type="float">
            <text:p>12</text:p>
          </table:table-cell>
          <table:table-cell table:style-name="ce124" office:value-type="float" office:value="13" calcext:value-type="float">
            <text:p>13</text:p>
          </table:table-cell>
          <table:table-cell table:style-name="ce124" office:value-type="float" office:value="14" calcext:value-type="float">
            <text:p>14</text:p>
          </table:table-cell>
          <table:table-cell table:style-name="ce124" office:value-type="float" office:value="15" calcext:value-type="float">
            <text:p>15</text:p>
          </table:table-cell>
          <table:table-cell table:style-name="ce124" office:value-type="float" office:value="16" calcext:value-type="float">
            <text:p>16</text:p>
          </table:table-cell>
          <table:table-cell table:style-name="ce124" office:value-type="float" office:value="17" calcext:value-type="float">
            <text:p>17</text:p>
          </table:table-cell>
          <table:table-cell table:style-name="ce124" office:value-type="string" calcext:value-type="string">
            <text:p>Eval 09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office:value-type="float" office:value="19" calcext:value-type="float">
            <text:p>19</text:p>
          </table:table-cell>
          <table:table-cell table:style-name="ce124" office:value-type="float" office:value="2" calcext:value-type="float">
            <text:p>02</text:p>
          </table:table-cell>
          <table:table-cell table:style-name="ce124" office:value-type="float" office:value="13" calcext:value-type="float">
            <text:p>13</text:p>
          </table:table-cell>
          <table:table-cell table:style-name="ce124" office:value-type="float" office:value="14" calcext:value-type="float">
            <text:p>14</text:p>
          </table:table-cell>
          <table:table-cell table:style-name="ce124" office:value-type="float" office:value="15" calcext:value-type="float">
            <text:p>15</text:p>
          </table:table-cell>
          <table:table-cell table:style-name="ce124" office:value-type="float" office:value="16" calcext:value-type="float">
            <text:p>16</text:p>
          </table:table-cell>
          <table:table-cell table:style-name="ce124" office:value-type="float" office:value="17" calcext:value-type="float">
            <text:p>17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office:value-type="float" office:value="19" calcext:value-type="float">
            <text:p>19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21" calcext:value-type="float">
            <text:p>21</text:p>
          </table:table-cell>
          <table:table-cell table:style-name="ce124" office:value-type="float" office:value="22" calcext:value-type="float">
            <text:p>22</text:p>
          </table:table-cell>
          <table:table-cell table:style-name="ce124" office:value-type="float" office:value="23" calcext:value-type="float">
            <text:p>23</text:p>
          </table:table-cell>
          <table:table-cell table:style-name="ce124" office:value-type="string" calcext:value-type="string">
            <text:p>Eval 1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21" calcext:value-type="float">
            <text:p>21</text:p>
          </table:table-cell>
          <table:table-cell table:style-name="ce124" office:value-type="float" office:value="22" calcext:value-type="float">
            <text:p>22</text:p>
          </table:table-cell>
          <table:table-cell table:style-name="ce124" office:value-type="float" office:value="23" calcext:value-type="float">
            <text:p>23</text:p>
          </table:table-cell>
          <table:table-cell table:style-name="ce124" table:number-columns-repeated="11"/>
          <table:table-cell table:style-name="ce141" table:number-columns-repeated="40"/>
          <table:table-cell table:style-name="ce146" table:number-columns-repeated="897"/>
        </table:table-row>
        <table:table-row table:style-name="ro11">
          <table:table-cell table:number-columns-repeated="2"/>
          <table:table-cell table:style-name="ce125" office:value-type="string" calcext:value-type="string">
            <text:p>Paradigmes – POO - <text:s/>Minecraft</text:p>
          </table:table-cell>
          <table:table-cell table:style-name="ce125" office:value-type="string" calcext:value-type="string">
            <text:p>Paradigmes – POO - <text:s/>Exercices</text:p>
          </table:table-cell>
          <table:table-cell table:style-name="ce125" office:value-type="string" calcext:value-type="string">
            <text:p>Paradigmes – POO - <text:s/>TP fractions</text:p>
          </table:table-cell>
          <table:table-cell table:style-name="ce125" office:value-type="string" calcext:value-type="string">
            <text:p>Paradigmes – POO – mini-projet la banque</text:p>
          </table:table-cell>
          <table:table-cell table:style-name="ce136" office:value-type="string" calcext:value-type="string">
            <text:p>Évaluation POO</text:p>
          </table:table-cell>
          <table:table-cell table:style-name="ce136" office:value-type="string" calcext:value-type="string">
            <text:p>Projet virus</text:p>
          </table:table-cell>
          <table:table-cell table:style-name="ce125" office:value-type="string" calcext:value-type="string">
            <text:p>Exponentiation</text:p>
          </table:table-cell>
          <table:table-cell table:style-name="ce125" office:value-type="string" calcext:value-type="string">
            <text:p>Exercices récursivité</text:p>
          </table:table-cell>
          <table:table-cell table:style-name="ce136" office:value-type="string" calcext:value-type="string">
            <text:p>TP Koch</text:p>
          </table:table-cell>
          <table:table-cell table:style-name="ce136" office:value-type="string" calcext:value-type="string">
            <text:p>Évaluation récursivité</text:p>
          </table:table-cell>
          <table:table-cell table:style-name="ce136" office:value-type="string" calcext:value-type="string">
            <text:p>Diviser pour régner – fonction sorted</text:p>
          </table:table-cell>
          <table:table-cell table:style-name="ce136" office:value-type="string" calcext:value-type="string">
            <text:p>Diviser pour régner – exercices</text:p>
          </table:table-cell>
          <table:table-cell table:style-name="ce136" office:value-type="string" calcext:value-type="string">
            <text:p>Diviser pour régner – rotation image</text:p>
          </table:table-cell>
          <table:table-cell table:style-name="ce136" office:value-type="string" calcext:value-type="string">
            <text:p>DM récursivité type bac</text:p>
          </table:table-cell>
          <table:table-cell table:style-name="ce136" office:value-type="string" calcext:value-type="string">
            <text:p>Découverte Debian</text:p>
          </table:table-cell>
          <table:table-cell table:style-name="ce136" office:value-type="string" calcext:value-type="string">
            <text:p>Ordonnancement des processus</text:p>
          </table:table-cell>
          <table:table-cell table:style-name="ce136" office:value-type="string" calcext:value-type="string">
            <text:p>Liste chaînée</text:p>
          </table:table-cell>
          <table:table-cell table:style-name="ce165" office:value-type="string" calcext:value-type="string">
            <text:p>Exercices listes chaînées</text:p>
          </table:table-cell>
          <table:table-cell table:style-name="ce136" office:value-type="string" calcext:value-type="string">
            <text:p>Ordonnancement – implémentation</text:p>
          </table:table-cell>
          <table:table-cell table:style-name="ce136" office:value-type="string" calcext:value-type="string">
            <text:p>Exercices pile -file</text:p>
          </table:table-cell>
          <table:table-cell table:style-name="ce136" office:value-type="string" calcext:value-type="string">
            <text:p>Bibliothèque deque</text:p>
          </table:table-cell>
          <table:table-cell table:style-name="ce136" office:value-type="string" calcext:value-type="string">
            <text:p>Processus et programmation concurrente</text:p>
          </table:table-cell>
          <table:table-cell table:style-name="ce136" office:value-type="string" calcext:value-type="string">
            <text:p>Exercice interblocage: dîner des philosophes</text:p>
          </table:table-cell>
          <table:table-cell table:style-name="ce136" office:value-type="string" calcext:value-type="string">
            <text:p>Évaluation architecture</text:p>
          </table:table-cell>
          <table:table-cell table:style-name="ce136" office:value-type="string" calcext:value-type="string">
            <text:p>Modèle relationnel – bandes-dessinées</text:p>
          </table:table-cell>
          <table:table-cell table:style-name="ce136" office:value-type="string" calcext:value-type="string">
            <text:p>Exercices modèle relationnel</text:p>
          </table:table-cell>
          <table:table-cell table:style-name="ce136" office:value-type="string" calcext:value-type="string">
            <text:p>SGBD</text:p>
          </table:table-cell>
          <table:table-cell table:style-name="ce125" office:value-type="string" calcext:value-type="string">
            <text:p>SGBD – manipulation données</text:p>
          </table:table-cell>
          <table:table-cell table:style-name="ce125" office:value-type="string" calcext:value-type="string">
            <text:p>Exercices SGBD manipulation</text:p>
          </table:table-cell>
          <table:table-cell table:style-name="ce136" office:value-type="string" calcext:value-type="string">
            <text:p>Requêtes avancées</text:p>
          </table:table-cell>
          <table:table-cell table:style-name="ce136" office:value-type="string" calcext:value-type="string">
            <text:p>Exercices requêtes avancées</text:p>
          </table:table-cell>
          <table:table-cell table:style-name="ce136" office:value-type="string" calcext:value-type="string">
            <text:p>Exercice type bac</text:p>
          </table:table-cell>
          <table:table-cell table:style-name="ce136" office:value-type="string" calcext:value-type="string">
            <text:p>BDD</text:p>
          </table:table-cell>
          <table:table-cell table:style-name="ce136" office:value-type="string" calcext:value-type="string">
            <text:p>Épreuves pratiques 01</text:p>
          </table:table-cell>
          <table:table-cell table:style-name="ce136" office:value-type="string" calcext:value-type="string">
            <text:p>Algorithme glouton (première)</text:p>
          </table:table-cell>
          <table:table-cell table:style-name="ce136" office:value-type="string" calcext:value-type="string">
            <text:p>Arbre – recherche de fichiers</text:p>
          </table:table-cell>
          <table:table-cell table:style-name="ce125" office:value-type="string" calcext:value-type="string">
            <text:p>Exercices arbres</text:p>
          </table:table-cell>
          <table:table-cell table:style-name="ce136" office:value-type="string" calcext:value-type="string">
            <text:p>Arbre binaire – notation polonaise</text:p>
          </table:table-cell>
          <table:table-cell table:style-name="ce136" office:value-type="string" calcext:value-type="string">
            <text:p>Arbre binaire – CM 2018</text:p>
          </table:table-cell>
          <table:table-cell table:style-name="ce136" office:value-type="string" calcext:value-type="string">
            <text:p>Exercices arbres binaires</text:p>
          </table:table-cell>
          <table:table-cell table:style-name="ce136" office:value-type="string" calcext:value-type="string">
            <text:p>Arbre binaire de recherche</text:p>
          </table:table-cell>
          <table:table-cell table:style-name="ce136" office:value-type="string" calcext:value-type="string">
            <text:p>Exercices ABR</text:p>
          </table:table-cell>
          <table:table-cell table:style-name="ce136" office:value-type="string" calcext:value-type="string">
            <text:p>Résultats DNB</text:p>
          </table:table-cell>
          <table:table-cell table:style-name="ce136" office:value-type="string" calcext:value-type="string">
            <text:p>Tri par tas</text:p>
          </table:table-cell>
          <table:table-cell table:style-name="ce136" office:value-type="string" calcext:value-type="string">
            <text:p>DM arbre – type bac</text:p>
          </table:table-cell>
          <table:table-cell table:style-name="ce136" office:value-type="string" calcext:value-type="string">
            <text:p>Évaluation arbre</text:p>
          </table:table-cell>
          <table:table-cell table:style-name="ce125" office:value-type="string" calcext:value-type="string">
            <text:p>Routage - <text:s/>principe de routage</text:p>
          </table:table-cell>
          <table:table-cell table:style-name="ce136" office:value-type="string" calcext:value-type="string">
            <text:p>Routage – RIP</text:p>
          </table:table-cell>
          <table:table-cell table:style-name="ce136" office:value-type="string" calcext:value-type="string">
            <text:p>Routage – Exercices RIP</text:p>
          </table:table-cell>
          <table:table-cell table:style-name="ce136" office:value-type="string" calcext:value-type="string">
            <text:p>Routage – OSPF</text:p>
          </table:table-cell>
          <table:table-cell table:style-name="ce125" office:value-type="string" calcext:value-type="string">
            <text:p>Routage – Exercices OSPF</text:p>
          </table:table-cell>
          <table:table-cell table:style-name="ce125" office:value-type="string" calcext:value-type="string">
            <text:p>Routage- plus court chemin</text:p>
          </table:table-cell>
          <table:table-cell table:style-name="ce136" office:value-type="string" calcext:value-type="string">
            <text:p>Routage – Exercices plus court chemin</text:p>
          </table:table-cell>
          <table:table-cell table:style-name="ce136" office:value-type="string" calcext:value-type="string">
            <text:p>Routage – Exercices bac</text:p>
          </table:table-cell>
          <table:table-cell table:style-name="ce136" office:value-type="string" calcext:value-type="string">
            <text:p>Évaluation routage</text:p>
          </table:table-cell>
          <table:table-cell table:style-name="ce136" office:value-type="string" calcext:value-type="string">
            <text:p>System on Chip</text:p>
          </table:table-cell>
          <table:table-cell table:style-name="ce136" office:value-type="string" calcext:value-type="string">
            <text:p>SE – Exercice type bac – SoC routage</text:p>
          </table:table-cell>
          <table:table-cell table:style-name="ce136" office:value-type="string" calcext:value-type="string">
            <text:p>Épreuves pratiques</text:p>
          </table:table-cell>
          <table:table-cell table:style-name="ce136" office:value-type="string" calcext:value-type="string">
            <text:p>Graphes – représentation CO</text:p>
          </table:table-cell>
          <table:table-cell table:style-name="ce136" office:value-type="string" calcext:value-type="string">
            <text:p>Graphes – représentation CO variations</text:p>
          </table:table-cell>
          <table:table-cell table:style-name="ce136" office:value-type="string" calcext:value-type="string">
            <text:p>Graphes – Exercices représentation</text:p>
          </table:table-cell>
          <table:table-cell table:style-name="ce136" office:value-type="string" calcext:value-type="string">
            <text:p>Graphes – Tests unitaires</text:p>
          </table:table-cell>
          <table:table-cell table:style-name="ce136" office:value-type="string" calcext:value-type="string">
            <text:p>Graphes – Connexité</text:p>
          </table:table-cell>
          <table:table-cell table:style-name="ce136" office:value-type="string" calcext:value-type="string">
            <text:p>Graphes - TP DFS dans un graphe orienté</text:p>
          </table:table-cell>
          <table:table-cell table:style-name="ce136" office:value-type="string" calcext:value-type="string">
            <text:p>Graphes – Détection de cycle</text:p>
          </table:table-cell>
          <table:table-cell table:style-name="ce136" office:value-type="string" calcext:value-type="string">
            <text:p>Graphes – Exercices parcours</text:p>
          </table:table-cell>
          <table:table-cell table:style-name="ce136" office:value-type="string" calcext:value-type="string">
            <text:p>Parcours et structures linéaires</text:p>
          </table:table-cell>
          <table:table-cell table:style-name="ce136" office:value-type="string" calcext:value-type="string">
            <text:p>Graphes - Représentation POO</text:p>
          </table:table-cell>
          <table:table-cell table:style-name="ce136" office:value-type="string" calcext:value-type="string">
            <text:p>Graphes – labyrinthe</text:p>
          </table:table-cell>
          <table:table-cell table:style-name="ce136" office:value-type="string" calcext:value-type="string">
            <text:p>Projet labyrinthe</text:p>
          </table:table-cell>
          <table:table-cell table:style-name="ce136" office:value-type="string" calcext:value-type="string">
            <text:p>Chiffrement symétrique</text:p>
          </table:table-cell>
          <table:table-cell table:style-name="ce136" office:value-type="string" calcext:value-type="string">
            <text:p>TP chiffrement polyalphabétique</text:p>
          </table:table-cell>
          <table:table-cell table:style-name="ce136" office:value-type="string" calcext:value-type="string">
            <text:p>Chiffremen asymétrique – Diffie-Hellman</text:p>
          </table:table-cell>
          <table:table-cell table:style-name="ce136" office:value-type="string" calcext:value-type="string">
            <text:p>Chiffrement asymétrique – RSA</text:p>
          </table:table-cell>
          <table:table-cell table:style-name="ce136" table:number-columns-repeated="5"/>
          <table:table-cell table:style-name="ce125" table:number-columns-repeated="6"/>
          <table:table-cell table:style-name="ce142" table:number-columns-repeated="40"/>
          <table:table-cell table:style-name="ce168" table:number-columns-repeated="897"/>
        </table:table-row>
        <table:table-row table:style-name="ro3">
          <table:table-cell table:style-name="ce159"/>
          <table:table-cell table:style-name="ce161" office:value-type="string" calcext:value-type="string">
            <text:p><text:s/>Jay de Beaufort</text:p>
          </table:table-cell>
          <table:table-cell table:style-name="ce163" office:value-type="date" office:date-value="2021-09-06" calcext:value-type="date">
            <text:p>6 sept.</text:p>
          </table:table-cell>
          <table:table-cell table:style-name="ce163" office:value-type="date" office:date-value="2021-09-07" calcext:value-type="date">
            <text:p>7 sept.</text:p>
          </table:table-cell>
          <table:table-cell table:style-name="ce163" office:value-type="date" office:date-value="2021-09-08" calcext:value-type="date">
            <text:p>8 sept.</text:p>
          </table:table-cell>
          <table:table-cell table:style-name="ce163" office:value-type="date" office:date-value="2021-09-13" calcext:value-type="date">
            <text:p>13 sept.</text:p>
          </table:table-cell>
          <table:table-cell table:number-columns-repeated="2" table:style-name="ce163" office:value-type="date" office:date-value="2021-09-20" calcext:value-type="date">
            <text:p>20 sept.</text:p>
          </table:table-cell>
          <table:table-cell table:style-name="ce163" office:value-type="date" office:date-value="2021-09-15" calcext:value-type="date">
            <text:p>15 sept.</text:p>
          </table:table-cell>
          <table:table-cell table:style-name="ce163" office:value-type="date" office:date-value="2021-09-21" calcext:value-type="date">
            <text:p>21 sept.</text:p>
          </table:table-cell>
          <table:table-cell table:style-name="ce163" office:value-type="date" office:date-value="2021-09-28" calcext:value-type="date">
            <text:p>28 sept.</text:p>
          </table:table-cell>
          <table:table-cell table:style-name="ce163" office:value-type="date" office:date-value="2021-10-13" calcext:value-type="date">
            <text:p>13 oct.</text:p>
          </table:table-cell>
          <table:table-cell table:style-name="ce163" office:value-type="date" office:date-value="2021-10-04" calcext:value-type="date">
            <text:p>4 oct.</text:p>
          </table:table-cell>
          <table:table-cell table:style-name="ce163" office:value-type="date" office:date-value="2021-10-05" calcext:value-type="date">
            <text:p>5 oct.</text:p>
          </table:table-cell>
          <table:table-cell table:style-name="ce163" office:value-type="date" office:date-value="2021-10-12" calcext:value-type="date">
            <text:p>12 oct.</text:p>
          </table:table-cell>
          <table:table-cell table:style-name="ce163" office:value-type="date" office:date-value="2021-10-20" calcext:value-type="date">
            <text:p>20 oct.</text:p>
          </table:table-cell>
          <table:table-cell table:style-name="ce163" office:value-type="date" office:date-value="2021-10-12" calcext:value-type="date">
            <text:p>12 oct.</text:p>
          </table:table-cell>
          <table:table-cell table:number-columns-repeated="2" table:style-name="ce163" office:value-type="date" office:date-value="2021-10-13" calcext:value-type="date">
            <text:p>13 oct.</text:p>
          </table:table-cell>
          <table:table-cell table:style-name="ce163" office:value-type="date" office:date-value="2021-10-19" calcext:value-type="date">
            <text:p>19 oct.</text:p>
          </table:table-cell>
          <table:table-cell table:number-columns-repeated="2" table:style-name="ce163" office:value-type="date" office:date-value="2021-11-08" calcext:value-type="date">
            <text:p>8 nov.</text:p>
          </table:table-cell>
          <table:table-cell table:style-name="ce163" office:value-type="date" office:date-value="2021-11-10" calcext:value-type="date">
            <text:p>10 nov.</text:p>
          </table:table-cell>
          <table:table-cell table:style-name="ce163" office:value-type="date" office:date-value="2021-11-15" calcext:value-type="date">
            <text:p>15 nov.</text:p>
          </table:table-cell>
          <table:table-cell table:style-name="ce163" office:value-type="date" office:date-value="2021-11-16" calcext:value-type="date">
            <text:p>16 nov.</text:p>
          </table:table-cell>
          <table:table-cell table:style-name="ce163" office:value-type="date" office:date-value="2021-11-29" calcext:value-type="date">
            <text:p>29 nov.</text:p>
          </table:table-cell>
          <table:table-cell table:number-columns-repeated="2" table:style-name="ce163" office:value-type="date" office:date-value="2021-11-16" calcext:value-type="date">
            <text:p>16 nov.</text:p>
          </table:table-cell>
          <table:table-cell table:number-columns-repeated="2" table:style-name="ce163" office:value-type="date" office:date-value="2021-11-17" calcext:value-type="date">
            <text:p>17 nov.</text:p>
          </table:table-cell>
          <table:table-cell table:style-name="ce163" office:value-type="date" office:date-value="2021-11-22" calcext:value-type="date">
            <text:p>22 nov.</text:p>
          </table:table-cell>
          <table:table-cell table:number-columns-repeated="3" table:style-name="ce163" office:value-type="date" office:date-value="2021-11-23" calcext:value-type="date">
            <text:p>23 nov.</text:p>
          </table:table-cell>
          <table:table-cell table:style-name="ce163" office:value-type="date" office:date-value="2021-12-06" calcext:value-type="date">
            <text:p>6 déc.</text:p>
          </table:table-cell>
          <table:table-cell table:style-name="ce163" office:value-type="date" office:date-value="2021-11-30" calcext:value-type="date">
            <text:p>30 nov.</text:p>
          </table:table-cell>
          <table:table-cell table:number-columns-repeated="3" table:style-name="ce163" office:value-type="date" office:date-value="2021-12-01" calcext:value-type="date">
            <text:p>1 déc.</text:p>
          </table:table-cell>
          <table:table-cell table:style-name="ce163" office:value-type="date" office:date-value="2021-12-06" calcext:value-type="date">
            <text:p>6 déc.</text:p>
          </table:table-cell>
          <table:table-cell table:style-name="ce163" office:value-type="date" office:date-value="2021-12-08" calcext:value-type="date">
            <text:p>8 déc.</text:p>
          </table:table-cell>
          <table:table-cell table:style-name="ce163" office:value-type="date" office:date-value="2021-12-07" calcext:value-type="date">
            <text:p>7 déc.</text:p>
          </table:table-cell>
          <table:table-cell table:number-columns-repeated="2" table:style-name="ce163" office:value-type="date" office:date-value="2021-12-13" calcext:value-type="date">
            <text:p>13 déc.</text:p>
          </table:table-cell>
          <table:table-cell table:style-name="ce163" office:value-type="date" office:date-value="2021-12-15" calcext:value-type="date">
            <text:p>15 déc.</text:p>
          </table:table-cell>
          <table:table-cell table:style-name="ce163" office:value-type="date" office:date-value="2021-01-03" calcext:value-type="date">
            <text:p>3 janv.</text:p>
          </table:table-cell>
          <table:table-cell table:style-name="ce163" office:value-type="date" office:date-value="2022-12-15" calcext:value-type="date">
            <text:p>15 déc.</text:p>
          </table:table-cell>
          <table:table-cell table:style-name="ce163" office:value-type="date" office:date-value="2022-01-05" calcext:value-type="date">
            <text:p>5 janv.</text:p>
          </table:table-cell>
          <table:table-cell table:number-columns-repeated="2" table:style-name="ce163" office:value-type="date" office:date-value="2022-01-04" calcext:value-type="date">
            <text:p>4 janv.</text:p>
          </table:table-cell>
          <table:table-cell table:number-columns-repeated="2" table:style-name="ce163" office:value-type="date" office:date-value="2022-01-10" calcext:value-type="date">
            <text:p>10 janv.</text:p>
          </table:table-cell>
          <table:table-cell table:style-name="ce163" office:value-type="date" office:date-value="2022-01-11" calcext:value-type="date">
            <text:p>11 janv.</text:p>
          </table:table-cell>
          <table:table-cell table:number-columns-repeated="2" table:style-name="ce163" office:value-type="date" office:date-value="2022-01-12" calcext:value-type="date">
            <text:p>12 janv.</text:p>
          </table:table-cell>
          <table:table-cell table:style-name="ce163" office:value-type="date" office:date-value="2022-01-18" calcext:value-type="date">
            <text:p>18 janv.</text:p>
          </table:table-cell>
          <table:table-cell table:style-name="ce163" office:value-type="date" office:date-value="2022-01-26" calcext:value-type="date">
            <text:p>26 janv.</text:p>
          </table:table-cell>
          <table:table-cell table:style-name="ce163" office:value-type="date" office:date-value="2022-01-19" calcext:value-type="date">
            <text:p>19 janv.</text:p>
          </table:table-cell>
          <table:table-cell table:number-columns-repeated="2" table:style-name="ce163" office:value-type="date" office:date-value="2022-01-25" calcext:value-type="date">
            <text:p>25 janv.</text:p>
          </table:table-cell>
          <table:table-cell table:style-name="ce163" office:value-type="date" office:date-value="2022-01-31" calcext:value-type="date">
            <text:p>31 janv.</text:p>
          </table:table-cell>
          <table:table-cell table:style-name="ce163" office:value-type="date" office:date-value="2022-02-01" calcext:value-type="date">
            <text:p>1 févr.</text:p>
          </table:table-cell>
          <table:table-cell table:style-name="ce163" office:value-type="date" office:date-value="2022-02-02" calcext:value-type="date">
            <text:p>2 févr.</text:p>
          </table:table-cell>
          <table:table-cell table:style-name="ce163" office:value-type="date" office:date-value="2022-02-07" calcext:value-type="date">
            <text:p>7 févr.</text:p>
          </table:table-cell>
          <table:table-cell table:style-name="ce163" office:value-type="date" office:date-value="2022-02-09" calcext:value-type="date">
            <text:p>9 févr.</text:p>
          </table:table-cell>
          <table:table-cell table:number-columns-repeated="2" table:style-name="ce163" office:value-type="date" office:date-value="2022-03-01" calcext:value-type="date">
            <text:p>1 mars</text:p>
          </table:table-cell>
          <table:table-cell table:style-name="ce163"/>
          <table:table-cell table:style-name="ce163" office:value-type="date" office:date-value="2022-03-14" calcext:value-type="date">
            <text:p>14 mars</text:p>
          </table:table-cell>
          <table:table-cell table:style-name="ce163" office:value-type="date" office:date-value="2022-03-15" calcext:value-type="date">
            <text:p>15 mars</text:p>
          </table:table-cell>
          <table:table-cell table:number-columns-repeated="2" table:style-name="ce163" office:value-type="date" office:date-value="2022-03-16" calcext:value-type="date">
            <text:p>16 mars</text:p>
          </table:table-cell>
          <table:table-cell table:style-name="ce163" office:value-type="date" office:date-value="2022-03-22" calcext:value-type="date">
            <text:p>22 mars</text:p>
          </table:table-cell>
          <table:table-cell table:style-name="ce163" office:value-type="date" office:date-value="2022-03-23" calcext:value-type="date">
            <text:p>23 mars</text:p>
          </table:table-cell>
          <table:table-cell table:style-name="ce163" table:number-columns-repeated="13"/>
          <table:table-cell table:style-name="ce167" table:number-columns-repeated="40"/>
          <table:table-cell table:style-name="ce169" table:number-columns-repeated="897"/>
        </table:table-row>
        <table:table-row table:style-name="ro3">
          <table:table-cell table:style-name="ce117" table:number-columns-repeated="2"/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2.5" calcext:value-type="float">
            <text:p>2,5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4" calcext:value-type="float">
            <text:p>4</text:p>
          </table:table-cell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2.5" calcext:value-type="float">
            <text:p>2,5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/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table:number-columns-repeated="2"/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0.5" calcext:value-type="float">
            <text:p>0,5</text:p>
          </table:table-cell>
          <table:table-cell table:number-columns-repeated="2" table:style-name="ce127" office:value-type="float" office:value="2" calcext:value-type="float">
            <text:p>2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0.5" calcext:value-type="float">
            <text:p>0,5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0.5" calcext:value-type="float">
            <text:p>0,5</text:p>
          </table:table-cell>
          <table:table-cell table:style-name="ce127"/>
          <table:table-cell table:number-columns-repeated="2" table:style-name="ce127" office:value-type="float" office:value="1" calcext:value-type="float">
            <text:p>1</text:p>
          </table:table-cell>
          <table:table-cell table:style-name="ce127" table:number-columns-repeated="7"/>
          <table:table-cell table:style-name="ce127" office:value-type="float" office:value="2" calcext:value-type="float">
            <text:p>2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/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127" office:value-type="float" office:value="1.5" calcext:value-type="float">
            <text:p>1,5</text:p>
          </table:table-cell>
          <table:table-cell table:style-name="ce127"/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2" calcext:value-type="float">
            <text:p>2</text:p>
          </table:table-cell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.5" calcext:value-type="float">
            <text:p>1,5</text:p>
          </table:table-cell>
          <table:table-cell table:style-name="ce127" office:value-type="float" office:value="0.5" calcext:value-type="float">
            <text:p>0,5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/>
          <table:table-cell table:number-columns-repeated="2" table:style-name="ce127" office:value-type="float" office:value="2" calcext:value-type="float">
            <text:p>2</text:p>
          </table:table-cell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2" calcext:value-type="float">
            <text:p>2</text:p>
          </table:table-cell>
          <table:table-cell table:style-name="ce127" table:number-columns-repeated="13"/>
          <table:table-cell table:style-name="ce144" table:number-columns-repeated="40"/>
          <table:table-cell table:style-name="ce148" table:number-columns-repeated="897"/>
        </table:table-row>
        <table:table-row table:style-name="ro3">
          <table:table-cell table:style-name="ce117"/>
          <table:table-cell table:style-name="ce162" office:value-type="string" calcext:value-type="string">
            <text:p>Pré de Cordy</text:p>
          </table:table-cell>
          <table:table-cell table:style-name="ce126" office:value-type="date" office:date-value="2021-10-14" calcext:value-type="date">
            <text:p>14 oct.</text:p>
          </table:table-cell>
          <table:table-cell table:style-name="ce126" office:value-type="date" office:date-value="2021-10-15" calcext:value-type="date">
            <text:p>15 oct.</text:p>
          </table:table-cell>
          <table:table-cell table:style-name="ce126" office:value-type="date" office:date-value="2021-10-22" calcext:value-type="date">
            <text:p>22 oct.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date" office:date-value="2021-11-12" calcext:value-type="date">
            <text:p>12 nov.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date" office:date-value="2021-10-22" calcext:value-type="date">
            <text:p>22 oct.</text:p>
          </table:table-cell>
          <table:table-cell table:style-name="ce126" office:value-type="date" office:date-value="2021-11-12" calcext:value-type="date">
            <text:p>12 nov.</text:p>
          </table:table-cell>
          <table:table-cell table:style-name="ce126" office:value-type="string" calcext:value-type="string">
            <text:p>maison</text:p>
          </table:table-cell>
          <table:table-cell table:number-columns-repeated="2" table:style-name="ce126" office:value-type="date" office:date-value="2021-11-25" calcext:value-type="date">
            <text:p>25 nov.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3" table:style-name="ce126" office:value-type="date" office:date-value="2021-12-02" calcext:value-type="date">
            <text:p>2 déc.</text:p>
          </table:table-cell>
          <table:table-cell table:number-columns-repeated="2" table:style-name="ce126" office:value-type="date" office:date-value="2021-12-03" calcext:value-type="date">
            <text:p>3 déc.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date" office:date-value="2021-12-16" calcext:value-type="date">
            <text:p>16 déc.</text:p>
          </table:table-cell>
          <table:table-cell table:number-columns-repeated="3" table:style-name="ce126" office:value-type="date" office:date-value="2021-12-10" calcext:value-type="date">
            <text:p>10 déc.</text:p>
          </table:table-cell>
          <table:table-cell table:style-name="ce126" office:value-type="date" office:date-value="2021-12-16" calcext:value-type="date">
            <text:p>16 déc.</text:p>
          </table:table-cell>
          <table:table-cell table:number-columns-repeated="2" table:style-name="ce126" office:value-type="date" office:date-value="2022-12-17" calcext:value-type="date">
            <text:p>17 déc.</text:p>
          </table:table-cell>
          <table:table-cell table:style-name="ce126" office:value-type="date" office:date-value="2022-01-06" calcext:value-type="date">
            <text:p>6 janv.</text:p>
          </table:table-cell>
          <table:table-cell table:style-name="ce126" table:number-columns-repeated="12"/>
          <table:table-cell table:style-name="ce126" office:value-type="string" calcext:value-type="string">
            <text:p>X</text:p>
          </table:table-cell>
          <table:table-cell table:style-name="ce126" table:number-columns-repeated="8"/>
          <table:table-cell table:style-name="ce126" office:value-type="date" office:date-value="2022-02-10" calcext:value-type="date">
            <text:p>10 févr.</text:p>
          </table:table-cell>
          <table:table-cell table:style-name="ce126" office:value-type="date" office:date-value="2022-02-11" calcext:value-type="date">
            <text:p>11 févr.</text:p>
          </table:table-cell>
          <table:table-cell table:style-name="ce126" office:value-type="date" office:date-value="2022-03-04" calcext:value-type="date">
            <text:p>4 mars</text:p>
          </table:table-cell>
          <table:table-cell table:style-name="ce126" office:value-type="date" office:date-value="2022-03-03" calcext:value-type="date">
            <text:p>3 mars</text:p>
          </table:table-cell>
          <table:table-cell table:style-name="ce126" office:value-type="date" office:date-value="2022-03-04" calcext:value-type="date">
            <text:p>4 mars</text:p>
          </table:table-cell>
          <table:table-cell table:style-name="ce126"/>
          <table:table-cell table:style-name="ce126" office:value-type="date" office:date-value="2022-03-11" calcext:value-type="date">
            <text:p>11 mars</text:p>
          </table:table-cell>
          <table:table-cell table:number-columns-repeated="2" table:style-name="ce126" office:value-type="date" office:date-value="2022-03-17" calcext:value-type="date">
            <text:p>17 mars</text:p>
          </table:table-cell>
          <table:table-cell table:style-name="ce126" table:number-columns-repeated="24"/>
          <table:table-cell table:style-name="ce143" table:number-columns-repeated="40"/>
          <table:table-cell table:style-name="ce147" table:number-columns-repeated="897"/>
        </table:table-row>
        <table:table-row table:style-name="ro4">
          <table:table-cell table:style-name="ce118" office:value-type="string" calcext:value-type="string" table:number-columns-spanned="2" table:number-rows-spanned="1">
            <text:p>Histoire de l’informatique</text:p>
          </table:table-cell>
          <table:covered-table-cell table:style-name="ce120"/>
          <table:table-cell table:style-name="ce164"/>
          <table:table-cell table:style-name="ce137" table:number-columns-repeated="78"/>
          <table:table-cell table:number-columns-repeated="943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29"/>
          <table:table-cell table:style-name="ce138" table:number-columns-repeated="78"/>
          <table:table-cell table:number-columns-repeated="943"/>
        </table:table-row>
        <table:table-row table:style-name="ro7">
          <table:table-cell table:style-name="ce12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20" office:value-type="string" calcext:value-type="string">
            <text:p>Situer dans le temps les principaux événements de l’histoire de l’informatique et leurs protagonistes.</text:p>
          </table:table-cell>
          <table:table-cell table:style-name="ce130" office:value-type="string" calcext:value-type="string">
            <text:p>X</text:p>
          </table:table-cell>
          <table:table-cell table:style-name="ce130" table:number-columns-repeated="5"/>
          <table:table-cell table:style-name="ce130" office:value-type="string" calcext:value-type="string">
            <text:p>X</text:p>
          </table:table-cell>
          <table:table-cell table:style-name="ce130" table:number-columns-repeated="72"/>
          <table:table-cell table:number-columns-repeated="943"/>
        </table:table-row>
        <table:table-row table:style-name="ro6">
          <table:covered-table-cell table:style-name="ce120"/>
          <table:table-cell table:style-name="ce120" office:value-type="string" calcext:value-type="string">
            <text:p>Identifier l’évolution des rôles relatifs des logiciels et des matériels.</text:p>
          </table:table-cell>
          <table:table-cell table:style-name="ce130" office:value-type="string" calcext:value-type="string">
            <text:p>X</text:p>
          </table:table-cell>
          <table:table-cell table:style-name="ce13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131" table:number-columns-repeated="79"/>
          <table:table-cell table:number-columns-repeated="943"/>
        </table:table-row>
        <table:table-row table:style-name="ro4">
          <table:table-cell table:style-name="ce118" office:value-type="string" calcext:value-type="string" table:number-columns-spanned="2" table:number-rows-spanned="1">
            <text:p>Structures de données</text:p>
          </table:table-cell>
          <table:covered-table-cell table:style-name="ce120"/>
          <table:table-cell table:style-name="ce131" table:number-columns-repeated="79"/>
          <table:table-cell table:number-columns-repeated="943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31" table:number-columns-repeated="79"/>
          <table:table-cell table:number-columns-repeated="943"/>
        </table:table-row>
        <table:table-row table:style-name="ro6">
          <table:table-cell table:style-name="ce12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20" office:value-type="string" calcext:value-type="string">
            <text:p>Spécifier une structure de données par son interface.</text:p>
          </table:table-cell>
          <table:table-cell table:style-name="ce130" table:number-columns-repeated="79"/>
          <table:table-cell table:number-columns-repeated="943"/>
        </table:table-row>
        <table:table-row table:style-name="ro6">
          <table:covered-table-cell table:style-name="ce120"/>
          <table:table-cell table:style-name="ce120" office:value-type="string" calcext:value-type="string">
            <text:p>Distinguer interface et implémentation.</text:p>
          </table:table-cell>
          <table:table-cell table:style-name="ce130" table:number-columns-repeated="79"/>
          <table:table-cell table:number-columns-repeated="943"/>
        </table:table-row>
        <table:table-row table:style-name="ro6">
          <table:covered-table-cell table:style-name="ce120"/>
          <table:table-cell table:style-name="ce120" office:value-type="string" calcext:value-type="string">
            <text:p>Écrire plusieurs implémentations</text:p>
            <text:p>d’une même structure de données.</text:p>
          </table:table-cell>
          <table:table-cell table:style-name="ce130" office:value-type="string" calcext:value-type="string">
            <text:p>X</text:p>
          </table:table-cell>
          <table:table-cell table:style-name="ce130" table:number-columns-repeated="78"/>
          <table:table-cell table:number-columns-repeated="943"/>
        </table:table-row>
        <table:table-row table:style-name="ro3">
          <table:table-cell table:style-name="ce12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20" office:value-type="string" calcext:value-type="string">
            <text:p>Écrire la définition d’une classe.</text:p>
          </table:table-cell>
          <table:table-cell table:style-name="ce130" office:value-type="string" calcext:value-type="string">
            <text:p>X</text:p>
          </table:table-cell>
          <table:table-cell table:style-name="ce130" table:number-columns-repeated="78"/>
          <table:table-cell table:number-columns-repeated="943"/>
        </table:table-row>
        <table:table-row table:style-name="ro6">
          <table:covered-table-cell table:style-name="ce120"/>
          <table:table-cell table:style-name="ce120" office:value-type="string" calcext:value-type="string">
            <text:p>Accéder aux attributs et méthodes d’une classe.</text:p>
          </table:table-cell>
          <table:table-cell table:style-name="ce130" office:value-type="string" calcext:value-type="string">
            <text:p>X</text:p>
          </table:table-cell>
          <table:table-cell table:style-name="ce130" table:number-columns-repeated="78"/>
          <table:table-cell table:number-columns-repeated="943"/>
        </table:table-row>
        <table:table-row table:style-name="ro6">
          <table:table-cell table:style-name="ce12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20" office:value-type="string" calcext:value-type="string">
            <text:p>Distinguer des structures par le jeu des méthodes qui les caractérisent.</text:p>
          </table:table-cell>
          <table:table-cell table:style-name="ce130" table:number-columns-repeated="79"/>
          <table:table-cell table:number-columns-repeated="943"/>
        </table:table-row>
        <table:table-row table:style-name="ro6">
          <table:covered-table-cell table:style-name="ce120"/>
          <table:table-cell table:style-name="ce120" office:value-type="string" calcext:value-type="string">
            <text:p>Choisir une structure de données adaptée à la situation à modéliser.</text:p>
          </table:table-cell>
          <table:table-cell table:style-name="ce130" table:number-columns-repeated="79"/>
          <table:table-cell table:number-columns-repeated="943"/>
        </table:table-row>
        <table:table-row table:style-name="ro7">
          <table:covered-table-cell table:style-name="ce120"/>
          <table:table-cell table:style-name="ce120" office:value-type="string" calcext:value-type="string">
            <text:p>Distinguer la recherche d’une valeur dans une liste et dans un dictionnaire.</text:p>
          </table:table-cell>
          <table:table-cell table:style-name="ce130" table:number-columns-repeated="79"/>
          <table:table-cell table:number-columns-repeated="943"/>
        </table:table-row>
        <table:table-row table:style-name="ro7">
          <table:table-cell table:style-name="ce12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20" office:value-type="string" calcext:value-type="string">
            <text:p>Identifier des situations nécessitant une structure de données arborescente.</text:p>
          </table:table-cell>
          <table:table-cell table:style-name="ce130" table:number-columns-repeated="79"/>
          <table:table-cell table:number-columns-repeated="943"/>
        </table:table-row>
        <table:table-row table:style-name="ro7">
          <table:covered-table-cell table:style-name="ce120"/>
          <table:table-cell table:style-name="ce12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30" table:number-columns-repeated="79"/>
          <table:table-cell table:number-columns-repeated="943"/>
        </table:table-row>
        <table:table-row table:style-name="ro6">
          <table:table-cell table:style-name="ce12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20" office:value-type="string" calcext:value-type="string">
            <text:p>Modéliser des situations sous forme de graphes.</text:p>
          </table:table-cell>
          <table:table-cell table:style-name="ce130" table:number-columns-repeated="79"/>
          <table:table-cell table:number-columns-repeated="943"/>
        </table:table-row>
        <table:table-row table:style-name="ro8">
          <table:covered-table-cell table:style-name="ce120"/>
          <table:table-cell table:style-name="ce12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30" table:number-columns-repeated="79"/>
          <table:table-cell table:number-columns-repeated="943"/>
        </table:table-row>
        <table:table-row table:style-name="ro6">
          <table:covered-table-cell table:style-name="ce120"/>
          <table:table-cell table:style-name="ce120" office:value-type="string" calcext:value-type="string">
            <text:p>Passer d’une représentation à une autre.</text:p>
          </table:table-cell>
          <table:table-cell table:style-name="ce13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131" table:number-columns-repeated="79"/>
          <table:table-cell table:number-columns-repeated="943"/>
        </table:table-row>
        <table:table-row table:style-name="ro4">
          <table:table-cell table:style-name="ce118" office:value-type="string" calcext:value-type="string" table:number-columns-spanned="2" table:number-rows-spanned="1">
            <text:p>Bases de données</text:p>
          </table:table-cell>
          <table:covered-table-cell table:style-name="ce120"/>
          <table:table-cell table:style-name="ce132"/>
          <table:table-cell table:style-name="ce131" table:number-columns-repeated="78"/>
          <table:table-cell table:number-columns-repeated="943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31" table:number-columns-repeated="79"/>
          <table:table-cell table:number-columns-repeated="943"/>
        </table:table-row>
        <table:table-row table:style-name="ro7">
          <table:table-cell table:style-name="ce120" office:value-type="string" calcext:value-type="string">
            <text:p>Modèle relationnel : relation, attribut, domaine, clef primaire, clef étrangère, schéma relationnel.</text:p>
          </table:table-cell>
          <table:table-cell table:style-name="ce120" office:value-type="string" calcext:value-type="string">
            <text:p>Identifier les concepts définissant le modèle relationnel.</text:p>
          </table:table-cell>
          <table:table-cell table:style-name="ce130" table:number-columns-repeated="79"/>
          <table:table-cell table:number-columns-repeated="943"/>
        </table:table-row>
        <table:table-row table:style-name="ro6">
          <table:table-cell table:style-name="ce120" office:value-type="string" calcext:value-type="string" table:number-columns-spanned="1" table:number-rows-spanned="2">
            <text:p>Base de données relationnelle.</text:p>
          </table:table-cell>
          <table:table-cell table:style-name="ce120" office:value-type="string" calcext:value-type="string">
            <text:p>Savoir distinguer la structure d’une base de données de son contenu.</text:p>
          </table:table-cell>
          <table:table-cell table:style-name="ce130" table:number-columns-repeated="79"/>
          <table:table-cell table:number-columns-repeated="943"/>
        </table:table-row>
        <table:table-row table:style-name="ro6">
          <table:covered-table-cell table:style-name="ce120"/>
          <table:table-cell table:style-name="ce120" office:value-type="string" calcext:value-type="string">
            <text:p>Repérer des anomalies dans le schéma d’une base de données.</text:p>
          </table:table-cell>
          <table:table-cell table:style-name="ce130" table:number-columns-repeated="79"/>
          <table:table-cell table:number-columns-repeated="943"/>
        </table:table-row>
        <table:table-row table:style-name="ro12">
          <table:table-cell table:style-name="ce120" office:value-type="string" calcext:value-type="string">
            <text:p>Système de gestion de bases de données relationnelles</text:p>
          </table:table-cell>
          <table:table-cell table:style-name="ce12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30" table:number-columns-repeated="79"/>
          <table:table-cell table:number-columns-repeated="943"/>
        </table:table-row>
        <table:table-row table:style-name="ro6">
          <table:table-cell table:style-name="ce12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20" office:value-type="string" calcext:value-type="string">
            <text:p>Identifier les composants d’une</text:p>
            <text:p>Requête.</text:p>
          </table:table-cell>
          <table:table-cell table:style-name="ce130" table:number-columns-repeated="79"/>
          <table:table-cell table:number-columns-repeated="943"/>
        </table:table-row>
        <table:table-row table:style-name="ro8">
          <table:covered-table-cell table:style-name="ce120"/>
          <table:table-cell table:style-name="ce120" office:value-type="string" calcext:value-type="string">
            <text:p>Construire des requêtes d’interrogation à l’aide des clauses du langage SQL : SELECT, FROM, WHERE, JOIN.</text:p>
          </table:table-cell>
          <table:table-cell table:style-name="ce130" table:number-columns-repeated="79"/>
          <table:table-cell table:number-columns-repeated="943"/>
        </table:table-row>
        <table:table-row table:style-name="ro7">
          <table:covered-table-cell table:style-name="ce120"/>
          <table:table-cell table:style-name="ce120" office:value-type="string" calcext:value-type="string">
            <text:p>Construire des requêtes d’insertion et de mise à jour à l’aide de : UPDATE, INSERT, DELETE.</text:p>
          </table:table-cell>
          <table:table-cell table:style-name="ce13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131" table:number-columns-repeated="79"/>
          <table:table-cell table:number-columns-repeated="943"/>
        </table:table-row>
        <table:table-row table:style-name="ro4">
          <table:table-cell table:style-name="ce160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20"/>
          <table:table-cell table:style-name="ce133" table:number-columns-repeated="79"/>
          <table:table-cell table:number-columns-repeated="943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29"/>
          <table:table-cell table:style-name="ce138" table:number-columns-repeated="78"/>
          <table:table-cell table:number-columns-repeated="943"/>
        </table:table-row>
        <table:table-row table:style-name="ro10">
          <table:table-cell table:style-name="ce120" office:value-type="string" calcext:value-type="string">
            <text:p>Composants intégrés d’un système sur puce.</text:p>
          </table:table-cell>
          <table:table-cell table:style-name="ce12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30" table:number-columns-repeated="79"/>
          <table:table-cell table:number-columns-repeated="943"/>
        </table:table-row>
        <table:table-row table:style-name="ro7">
          <table:table-cell table:style-name="ce12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20" office:value-type="string" calcext:value-type="string">
            <text:p>Décrire la création d’un processus, l’ordonnancement de plusieurs processus par le système.</text:p>
          </table:table-cell>
          <table:table-cell table:style-name="ce130" table:number-columns-repeated="79"/>
          <table:table-cell table:number-columns-repeated="943"/>
        </table:table-row>
        <table:table-row table:style-name="ro6">
          <table:covered-table-cell table:style-name="ce120"/>
          <table:table-cell table:style-name="ce120" office:value-type="string" calcext:value-type="string">
            <text:p>Mettre en évidence le risque de</text:p>
            <text:p>l’interblocage (deadlock).</text:p>
          </table:table-cell>
          <table:table-cell table:style-name="ce130" table:number-columns-repeated="79"/>
          <table:table-cell table:number-columns-repeated="943"/>
        </table:table-row>
        <table:table-row table:style-name="ro7">
          <table:table-cell table:style-name="ce120" office:value-type="string" calcext:value-type="string">
            <text:p>Protocoles de routage.</text:p>
          </table:table-cell>
          <table:table-cell table:style-name="ce120" office:value-type="string" calcext:value-type="string">
            <text:p>Identifier, suivant le protocole de routage utilisé, la route empruntée par un paquet.</text:p>
          </table:table-cell>
          <table:table-cell table:style-name="ce130" table:number-columns-repeated="79"/>
          <table:table-cell table:number-columns-repeated="943"/>
        </table:table-row>
        <table:table-row table:style-name="ro8">
          <table:table-cell table:style-name="ce120" office:value-type="string" calcext:value-type="string" table:number-columns-spanned="1" table:number-rows-spanned="2">
            <text:p>Sécurisation des communications.</text:p>
          </table:table-cell>
          <table:table-cell table:style-name="ce12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30" table:number-columns-repeated="79"/>
          <table:table-cell table:number-columns-repeated="943"/>
        </table:table-row>
        <table:table-row table:style-name="ro8">
          <table:covered-table-cell table:style-name="ce120"/>
          <table:table-cell table:style-name="ce12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3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18" office:value-type="string" calcext:value-type="string" table:number-columns-spanned="2" table:number-rows-spanned="1">
            <text:p>Langages et programmation</text:p>
          </table:table-cell>
          <table:covered-table-cell table:style-name="ce120"/>
          <table:table-cell table:number-columns-repeated="1022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2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20" office:value-type="string" calcext:value-type="string">
            <text:p>Comprendre que tout programme est aussi une donnée.</text:p>
          </table:table-cell>
          <table:table-cell table:style-name="ce135" table:number-columns-repeated="79"/>
          <table:table-cell table:number-columns-repeated="943"/>
        </table:table-row>
        <table:table-row table:style-name="ro7">
          <table:covered-table-cell table:style-name="ce120"/>
          <table:table-cell table:style-name="ce12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35" table:number-columns-repeated="79"/>
          <table:table-cell table:number-columns-repeated="943"/>
        </table:table-row>
        <table:table-row table:style-name="ro7">
          <table:covered-table-cell table:style-name="ce120"/>
          <table:table-cell table:style-name="ce120" office:value-type="string" calcext:value-type="string">
            <text:p>Montrer, sans formalisme théorique, que le problème de l’arrêt est indécidable.</text:p>
          </table:table-cell>
          <table:table-cell table:style-name="ce135" table:number-columns-repeated="79"/>
          <table:table-cell table:number-columns-repeated="943"/>
        </table:table-row>
        <table:table-row table:style-name="ro3">
          <table:table-cell table:style-name="ce120" office:value-type="string" calcext:value-type="string" table:number-columns-spanned="1" table:number-rows-spanned="2">
            <text:p>Récursivité</text:p>
          </table:table-cell>
          <table:table-cell table:style-name="ce120" office:value-type="string" calcext:value-type="string">
            <text:p>Écrire un programme récursif.</text:p>
          </table:table-cell>
          <table:table-cell table:style-name="ce135" table:number-columns-repeated="6"/>
          <table:table-cell table:number-columns-repeated="3" table:style-name="ce135" office:value-type="string" calcext:value-type="string">
            <text:p>X</text:p>
          </table:table-cell>
          <table:table-cell table:style-name="ce135" table:number-columns-repeated="70"/>
          <table:table-cell table:number-columns-repeated="943"/>
        </table:table-row>
        <table:table-row table:style-name="ro6">
          <table:covered-table-cell table:style-name="ce120"/>
          <table:table-cell table:style-name="ce120" office:value-type="string" calcext:value-type="string">
            <text:p>Analyser le fonctionnement d’un programme récursif.</text:p>
          </table:table-cell>
          <table:table-cell table:style-name="ce135" table:number-columns-repeated="7"/>
          <table:table-cell table:style-name="ce135" office:value-type="string" calcext:value-type="string">
            <text:p>X</text:p>
          </table:table-cell>
          <table:table-cell table:style-name="ce135" table:number-columns-repeated="71"/>
          <table:table-cell table:number-columns-repeated="943"/>
        </table:table-row>
        <table:table-row table:style-name="ro7">
          <table:table-cell table:style-name="ce120" office:value-type="string" calcext:value-type="string" table:number-columns-spanned="1" table:number-rows-spanned="3">
            <text:p>Modularité</text:p>
          </table:table-cell>
          <table:table-cell table:style-name="ce12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35" office:value-type="string" calcext:value-type="string">
            <text:p>X</text:p>
          </table:table-cell>
          <table:table-cell table:style-name="ce135" table:number-columns-repeated="7"/>
          <table:table-cell table:style-name="ce135" office:value-type="string" calcext:value-type="string">
            <text:p>X</text:p>
          </table:table-cell>
          <table:table-cell table:style-name="ce135" table:number-columns-repeated="70"/>
          <table:table-cell table:number-columns-repeated="943"/>
        </table:table-row>
        <table:table-row table:style-name="ro3">
          <table:covered-table-cell table:style-name="ce120"/>
          <table:table-cell table:style-name="ce120" office:value-type="string" calcext:value-type="string">
            <text:p>Exploiter leur documentation.</text:p>
          </table:table-cell>
          <table:table-cell table:style-name="ce135" table:number-columns-repeated="8"/>
          <table:table-cell table:style-name="ce135" office:value-type="string" calcext:value-type="string">
            <text:p>X</text:p>
          </table:table-cell>
          <table:table-cell table:style-name="ce135" table:number-columns-repeated="70"/>
          <table:table-cell table:number-columns-repeated="943"/>
        </table:table-row>
        <table:table-row table:style-name="ro6">
          <table:covered-table-cell table:style-name="ce120"/>
          <table:table-cell table:style-name="ce120" office:value-type="string" calcext:value-type="string">
            <text:p>Créer des modules simples et les documenter.</text:p>
          </table:table-cell>
          <table:table-cell table:style-name="ce135" table:number-columns-repeated="79"/>
          <table:table-cell table:number-columns-repeated="943"/>
        </table:table-row>
        <table:table-row table:style-name="ro7">
          <table:table-cell table:style-name="ce120" office:value-type="string" calcext:value-type="string" table:number-columns-spanned="1" table:number-rows-spanned="2">
            <text:p>Paradigmes de programmation.</text:p>
          </table:table-cell>
          <table:table-cell table:style-name="ce120" office:value-type="string" calcext:value-type="string">
            <text:p>Distinguer sur des exemples les</text:p>
            <text:p>paradigmes impératif, fonctionnel et objet.</text:p>
          </table:table-cell>
          <table:table-cell table:style-name="ce135" office:value-type="string" calcext:value-type="string">
            <text:p>X</text:p>
          </table:table-cell>
          <table:table-cell table:style-name="ce135" table:number-columns-repeated="78"/>
          <table:table-cell table:number-columns-repeated="943"/>
        </table:table-row>
        <table:table-row table:style-name="ro7">
          <table:covered-table-cell table:style-name="ce120"/>
          <table:table-cell table:style-name="ce12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35" table:number-columns-repeated="79"/>
          <table:table-cell table:number-columns-repeated="943"/>
        </table:table-row>
        <table:table-row table:style-name="ro13">
          <table:table-cell table:style-name="ce120" office:value-type="string" calcext:value-type="string">
            <text:p>Mise au point des programmes.</text:p>
            <text:p>Gestion des bugs.</text:p>
          </table:table-cell>
          <table:table-cell table:style-name="ce12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3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18" office:value-type="string" calcext:value-type="string" table:number-columns-spanned="2" table:number-rows-spanned="1">
            <text:p>Algorithmique</text:p>
          </table:table-cell>
          <table:covered-table-cell table:style-name="ce120"/>
          <table:table-cell table:style-name="ce133" table:number-columns-repeated="79"/>
          <table:table-cell table:number-columns-repeated="943"/>
        </table:table-row>
        <table:table-row table:style-name="ro3">
          <table:table-cell table:style-name="ce119" office:value-type="string" calcext:value-type="string">
            <text:p>Contenus</text:p>
          </table:table-cell>
          <table:table-cell table:style-name="ce119" office:value-type="string" calcext:value-type="string">
            <text:p>Capacités attendues</text:p>
          </table:table-cell>
          <table:table-cell table:style-name="ce129"/>
          <table:table-cell table:style-name="ce138" table:number-columns-repeated="78"/>
          <table:table-cell table:number-columns-repeated="943"/>
        </table:table-row>
        <table:table-row table:style-name="ro6">
          <table:table-cell table:style-name="ce12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20" office:value-type="string" calcext:value-type="string">
            <text:p>Calculer la taille et la hauteur d’un arbre.</text:p>
          </table:table-cell>
          <table:table-cell table:style-name="ce130" table:number-columns-repeated="79"/>
          <table:table-cell table:number-columns-repeated="943"/>
        </table:table-row>
        <table:table-row table:style-name="ro7">
          <table:covered-table-cell table:style-name="ce120"/>
          <table:table-cell table:style-name="ce12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30" table:number-columns-repeated="79"/>
          <table:table-cell table:number-columns-repeated="943"/>
        </table:table-row>
        <table:table-row table:style-name="ro6">
          <table:covered-table-cell table:style-name="ce120"/>
          <table:table-cell table:style-name="ce120" office:value-type="string" calcext:value-type="string">
            <text:p>Rechercher une clé dans un arbre de recherche, insérer une clé.</text:p>
          </table:table-cell>
          <table:table-cell table:style-name="ce130" table:number-columns-repeated="79"/>
          <table:table-cell table:number-columns-repeated="943"/>
        </table:table-row>
        <table:table-row table:style-name="ro6">
          <table:table-cell table:style-name="ce120" office:value-type="string" calcext:value-type="string" table:number-columns-spanned="1" table:number-rows-spanned="3">
            <text:p>Algorithmes sur les graphes.</text:p>
          </table:table-cell>
          <table:table-cell table:style-name="ce120" office:value-type="string" calcext:value-type="string">
            <text:p>Parcourir un graphe en profondeur d’abord, en largeur d’abord.</text:p>
          </table:table-cell>
          <table:table-cell table:style-name="ce130" table:number-columns-repeated="79"/>
          <table:table-cell table:number-columns-repeated="943"/>
        </table:table-row>
        <table:table-row table:style-name="ro6">
          <table:covered-table-cell table:style-name="ce120"/>
          <table:table-cell table:style-name="ce120" office:value-type="string" calcext:value-type="string">
            <text:p>Repérer la présence d’un cycle</text:p>
            <text:p>dans un graphe.</text:p>
          </table:table-cell>
          <table:table-cell table:style-name="ce130" table:number-columns-repeated="79"/>
          <table:table-cell table:number-columns-repeated="943"/>
        </table:table-row>
        <table:table-row table:style-name="ro6">
          <table:covered-table-cell table:style-name="ce120"/>
          <table:table-cell table:style-name="ce120" office:value-type="string" calcext:value-type="string">
            <text:p>Chercher un chemin dans un graphe.</text:p>
          </table:table-cell>
          <table:table-cell table:style-name="ce130" table:number-columns-repeated="79"/>
          <table:table-cell table:number-columns-repeated="943"/>
        </table:table-row>
        <table:table-row table:style-name="ro6">
          <table:table-cell table:style-name="ce120" office:value-type="string" calcext:value-type="string">
            <text:p>Méthode « diviser pour régner »</text:p>
          </table:table-cell>
          <table:table-cell table:style-name="ce120" office:value-type="string" calcext:value-type="string">
            <text:p>Écrire un algorithme utilisant la méthode « diviser pour régner ».</text:p>
          </table:table-cell>
          <table:table-cell table:style-name="ce130" table:number-columns-repeated="79"/>
          <table:table-cell table:number-columns-repeated="943"/>
        </table:table-row>
        <table:table-row table:style-name="ro6">
          <table:table-cell table:style-name="ce120" office:value-type="string" calcext:value-type="string">
            <text:p>Programmation dynamique.</text:p>
          </table:table-cell>
          <table:table-cell table:style-name="ce120" office:value-type="string" calcext:value-type="string">
            <text:p>Utiliser la programmation dynamique pour écrire un algorithme.</text:p>
          </table:table-cell>
          <table:table-cell table:style-name="ce130" table:number-columns-repeated="79"/>
          <table:table-cell table:number-columns-repeated="943"/>
        </table:table-row>
        <table:table-row table:style-name="ro7">
          <table:table-cell table:style-name="ce120" office:value-type="string" calcext:value-type="string">
            <text:p>Recherche textuelle.</text:p>
          </table:table-cell>
          <table:table-cell table:style-name="ce120" office:value-type="string" calcext:value-type="string">
            <text:p>Étudier l’algorithme de Boyer- Moore pour la recherche d’un motif dans un texte.</text:p>
          </table:table-cell>
          <table:table-cell table:style-name="ce13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2:20:02.176293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3-27T22:49:43.886450362</dc:date>
    <meta:editing-duration>P322DT15H40M21S</meta:editing-duration>
    <meta:editing-cycles>1131</meta:editing-cycles>
    <meta:generator>LibreOffice/6.1.5.2$Linux_X86_64 LibreOffice_project/10$Build-2</meta:generator>
    <meta:document-statistic meta:table-count="3" meta:cell-count="962" meta:object-count="0"/>
  </office:meta>
</office:document-meta>
</file>